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1cm" table:align="margins"/>
    </style:style>
    <style:style style:name="Tableau1.A" style:family="table-column">
      <style:table-column-properties style:column-width="2.025cm" style:rel-column-width="16384*"/>
    </style:style>
    <style:style style:name="Tableau1.C" style:family="table-column">
      <style:table-column-properties style:column-width="2.025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2pt" style:text-underline-style="none" officeooo:rsid="001a76b4" officeooo:paragraph-rsid="0018352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2pt" style:text-underline-style="none" officeooo:rsid="001a76b4" officeooo:paragraph-rsid="001bfab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2pt" style:text-underline-style="none" officeooo:rsid="0019135e" officeooo:paragraph-rsid="0018352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2pt" style:text-underline-style="none" officeooo:rsid="001abc4c" officeooo:paragraph-rsid="0018352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4pt" style:text-underline-style="solid" style:text-underline-width="bold" style:text-underline-color="#00a933" officeooo:rsid="0019135e" officeooo:paragraph-rsid="0018352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4pt" style:text-underline-style="solid" style:text-underline-width="bold" style:text-underline-color="#ff0000" officeooo:rsid="0019135e" officeooo:paragraph-rsid="00183523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nux Biolinum G" fo:font-size="16pt" style:text-underline-style="solid" style:text-underline-type="double" style:text-underline-width="auto" style:text-underline-color="#ff0000" officeooo:rsid="00114de1" officeooo:paragraph-rsid="00183523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16pt" style:text-underline-style="solid" style:text-underline-type="double" style:text-underline-width="auto" style:text-underline-color="#ff0000" officeooo:rsid="00114de1" officeooo:paragraph-rsid="00183523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16pt" style:text-underline-style="solid" style:text-underline-type="double" style:text-underline-width="auto" style:text-underline-color="#ff0000" officeooo:rsid="001a76b4" officeooo:paragraph-rsid="00183523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12pt" style:text-underline-style="none" officeooo:rsid="0019135e" officeooo:paragraph-rsid="0018352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nux Biolinum G" fo:font-size="12pt" style:text-underline-style="none" officeooo:rsid="00114de1" officeooo:paragraph-rsid="0018352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14pt" style:text-underline-style="solid" style:text-underline-width="bold" style:text-underline-color="#ff0000" officeooo:rsid="0019135e" officeooo:paragraph-rsid="00183523"/>
    </style:style>
    <style:style style:name="P13" style:family="paragraph" style:parent-style-name="Table_20_Contents">
      <style:paragraph-properties fo:text-align="start" style:justify-single-word="false"/>
      <style:text-properties style:font-name="Linux Biolinum G" fo:font-size="16pt" officeooo:rsid="0019135e" officeooo:paragraph-rsid="00183523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135e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officeooo:rsid="001c2bc9"/>
    </style:style>
    <style:style style:name="T4" style:family="text">
      <style:text-properties fo:font-size="14pt" style:text-underline-style="solid" style:text-underline-width="bold" style:text-underline-color="#00a933" officeooo:rsid="0019135e"/>
    </style:style>
    <style:style style:name="T5" style:family="text">
      <style:text-properties officeooo:rsid="001abc4c"/>
    </style:style>
    <style:style style:name="T6" style:family="text">
      <style:text-properties officeooo:rsid="00183523"/>
    </style:style>
    <style:style style:name="T7" style:family="text">
      <style:text-properties officeooo:rsid="001bfab7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pitre 6 partie <text:span text:style-name="T6">2</text:span>/2 : <text:span text:style-name="T1">Statistiques</text:span></text:p>
      <text:p text:style-name="P7"/>
      <text:p text:style-name="P10">On suppose une série comme ceci :</text:p>
      <text:p text:style-name="P1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 table:style-name="TableLine2091427780272">
          <table:table-cell table:style-name="Tableau1.A1" office:value-type="string">
            <text:p text:style-name="P13">valeurs</text:p>
          </table:table-cell>
          <table:table-cell table:style-name="Tableau1.A1" office:value-type="string">
            <text:p text:style-name="P13">x1</text:p>
          </table:table-cell>
          <table:table-cell table:style-name="Tableau1.A1" office:value-type="string">
            <text:p text:style-name="P13">x2</text:p>
          </table:table-cell>
          <table:table-cell table:style-name="Tableau1.D1" office:value-type="string">
            <text:p text:style-name="P13">xp</text:p>
          </table:table-cell>
        </table:table-row>
        <table:table-row table:style-name="TableLine2091427780272">
          <table:table-cell table:style-name="Tableau1.A2" office:value-type="string">
            <text:p text:style-name="P13">effectif</text:p>
          </table:table-cell>
          <table:table-cell table:style-name="Tableau1.A2" office:value-type="string">
            <text:p text:style-name="P13">n1</text:p>
          </table:table-cell>
          <table:table-cell table:style-name="Tableau1.A2" office:value-type="string">
            <text:p text:style-name="P13">n2</text:p>
          </table:table-cell>
          <table:table-cell table:style-name="Tableau1.D2" office:value-type="string">
            <text:p text:style-name="P13">np</text:p>
          </table:table-cell>
        </table:table-row>
      </table:table>
      <text:p text:style-name="P8"/>
      <text:p text:style-name="P9"><text:span text:style-name="T2">Avec N = </text:span><draw:g text:anchor-type="as-char" svg:y="-0.25cm" draw:z-index="0" draw:style-name="gr1"><svg:title>TexMaths</svg:title><svg:desc>12§display§n_1 + n_2 + n_p§svg§600§FALSE§</svg:desc><draw:g draw:style-name="gr2"><draw:path draw:style-name="gr142" draw:text-style-name="P14" svg:width="2.287cm" svg:height="0.32cm" svg:x="0.01cm" svg:y="0.023cm" svg:viewBox="0 0 2288 321" svg:d="M1145 321c-382 0-763 0-1145 0 0-107 0-214 0-321 763 0 1525 0 2288 0 0 107 0 214 0 321-381 0-763 0-1143 0z"><text:p/></draw:path><draw:path draw:style-name="gr143" draw:text-style-name="P15" svg:width="0.228cm" svg:height="0.188cm" svg:x="0.001cm" svg:y="0.061cm" svg:viewBox="0 0 229 189" svg:d="M25 160c-1 6-3 16-3 18 0 8 6 11 12 11 4 0 13-2 15-11 1-1 6-21 9-31 3-13 6-26 9-38 3-10 5-18 7-28 2-7 5-19 5-21 6-13 29-52 69-52 19 0 22 16 22 30 0 27-20 81-26 99-5 9-5 14-5 19 0 19 15 33 35 33 40 0 55-61 55-64 0-4-3-4-5-4-4 0-4 1-7 7-8 29-21 53-42 53-7 0-11-5-11-15s4-20 8-29c8-22 26-69 26-93 0-27-18-44-49-44-37 0-58 26-65 36-2-23-20-36-40-36-19 0-27 16-31 24-7 14-13 38-13 41s5 3 6 3c4 0 4 0 7-9 7-30 16-51 30-51 9 0 13 6 13 20 0 9-1 14-6 35-8 33-16 65-25 97z"><text:p/></draw:path><draw:path draw:style-name="gr144" draw:text-style-name="P15" svg:width="0.106cm" svg:height="0.194cm" svg:x="0.274cm" svg:y="0.114cm" svg:viewBox="0 0 107 195" svg:d="M66 8c0-8 0-8-8-8-20 19-46 19-58 19 0 4 0 7 0 11 7 0 26 0 43-8 0 49 0 99 0 149 0 10 0 13-30 13-3 0-7 0-11 0 0 4 0 8 0 11 5 0 41-1 52-1 10 0 47 1 53 1 0-3 0-7 0-11-4 0-7 0-11 0-30 0-30-3-30-13 0-55 0-109 0-163z"><text:p/></draw:path><draw:path draw:style-name="gr145" draw:text-style-name="P15" svg:width="0.28cm" svg:height="0.278cm" svg:x="0.548cm" svg:y="0cm" svg:viewBox="0 0 281 279" svg:d="M149 149c39 0 78 0 117 0 6 0 15 0 15-9 0-8-9-8-15-8-39 0-78 0-117 0 0-40 0-78 0-118 0-6 0-14-9-14-8 0-8 8-8 14 0 40 0 78 0 118-40 0-78 0-118 0-6 0-14 0-14 8 0 9 8 9 14 9 40 0 78 0 118 0 0 38 0 77 0 116 0 6 0 14 8 14 9 0 9-8 9-14 0-39 0-78 0-116z"><text:p/></draw:path><draw:path draw:style-name="gr146" draw:text-style-name="P15" svg:width="0.228cm" svg:height="0.188cm" svg:x="0.958cm" svg:y="0.061cm" svg:viewBox="0 0 229 189" svg:d="M25 160c-1 6-3 16-3 18 0 8 6 11 12 11 4 0 13-2 15-11 0-1 6-21 9-31 2-13 6-26 8-38 4-10 6-18 7-28 3-7 6-19 6-21 6-13 29-52 69-52 19 0 22 16 22 30 0 27-20 81-27 99-4 9-4 14-4 19 0 19 15 33 35 33 40 0 55-61 55-64 0-4-3-4-6-4s-3 1-6 7c-8 29-21 53-43 53-7 0-10-5-10-15s4-20 8-29c8-22 26-69 26-93 0-27-18-44-49-44-37 0-59 26-66 36-1-23-19-36-39-36-19 0-27 16-31 24-7 14-13 38-13 41s4 2 5 3c5 0 5 0 7-9 7-30 16-51 31-51 9 0 13 6 13 20 0 9-1 14-7 35-8 33-15 65-24 97z"><text:p/></draw:path><draw:path draw:style-name="gr147" draw:text-style-name="P15" svg:width="0.13cm" svg:height="0.194cm" svg:x="1.216cm" svg:y="0.114cm" svg:viewBox="0 0 131 195" svg:d="M131 143c-4 0-6 0-10 0-1 6-3 22-8 26-3 1-25 1-29 1-18 0-36 0-54 0 31-26 41-35 59-49 21-17 42-36 42-64 0-35-31-57-69-57-37 0-62 26-62 53 0 15 13 16 16 16 7 0 16-4 16-15 0-6-2-16-18-16 10-21 29-27 44-27 28 0 44 23 44 46 0 26-18 46-28 57-24 23-46 46-70 70-4 3-4 3-4 11 41 0 82 0 122 0 3-18 6-36 9-52z"><text:p/></draw:path><draw:path draw:style-name="gr148" draw:text-style-name="P15" svg:width="0.28cm" svg:height="0.278cm" svg:x="1.504cm" svg:y="0cm" svg:viewBox="0 0 281 279" svg:d="M149 149c39 0 78 0 117 0 6 0 15 0 15-9 0-8-9-8-15-8-39 0-78 0-117 0 0-40 0-78 0-118 0-6 0-14-9-14-8 0-8 8-8 14 0 40 0 78 0 118-40 0-78 0-118 0-6 0-14 0-14 8 0 9 8 9 14 9 40 0 78 0 118 0 0 38 0 77 0 116 0 6 0 14 8 14 9 0 9-8 9-14 0-39 0-78 0-116z"><text:p/></draw:path><draw:path draw:style-name="gr149" draw:text-style-name="P15" svg:width="0.228cm" svg:height="0.188cm" svg:x="1.915cm" svg:y="0.061cm" svg:viewBox="0 0 229 189" svg:d="M25 160c-1 6-3 16-3 18 0 8 6 11 12 11 4 0 12-2 15-11 0-1 5-21 9-31 2-13 6-26 8-38 2-10 5-18 7-28 3-7 5-19 6-21 6-13 29-52 69-52 19 0 22 16 22 30 0 27-20 81-27 99-4 9-4 14-4 19 0 19 15 33 35 33 40 0 55-61 55-64 0-4-5-4-6-4-3 0-3 1-6 7-8 29-23 53-43 53-7 0-10-5-10-15s4-20 8-29c8-22 26-69 26-93 0-27-19-44-49-44-37 0-59 26-66 36-1-23-19-36-39-36-19 0-27 16-31 24-7 14-13 38-13 41s4 2 5 3c5 0 5 0 7-9 7-30 16-51 31-51 9 0 13 6 13 20 0 9-1 14-7 35-8 33-15 65-24 97z"><text:p/></draw:path><draw:path draw:style-name="gr150" draw:text-style-name="P15" svg:width="0.163cm" svg:height="0.186cm" svg:x="2.156cm" svg:y="0.18cm" svg:viewBox="0 0 164 187" svg:d="M22 165c-2 9-3 11-15 11-3 0-7 0-7 6 0 4 2 5 4 5 7 0 18-1 25-1 11 0 21 1 31 1 2 0 6-1 6-7 0-4-5-4-8-4-6 0-15 0-15-4 0-1 3-9 4-13 3-15 8-32 11-44 3 6 13 18 31 18 36 0 75-40 75-84 0-35-24-49-44-49-18 0-34 12-42 20-5-16-22-20-30-20-12 0-19 7-24 16-6 9-11 27-11 30s5 3 6 3c4 0 4-1 6-9 5-17 10-32 22-32 7 0 9 6 9 15 0 3 0 7-1 8-11 44-23 89-33 134zM78 35c17-22 31-27 41-27 12 0 21 9 21 29 0 12-6 42-15 59-7 14-22 29-36 29-22 0-27-23-27-27 0-1 0-2 0-3 5-21 11-40 16-60z"><text:p/></draw:path></draw:g></draw:g></text:p>
      <text:p text:style-name="P12"/>
      <text:p text:style-name="P12">1. Valeurs centrales</text:p>
      <text:p text:style-name="P12"/>
      <text:p text:style-name="P5">A. Moyenne pondérée</text:p>
      <text:p text:style-name="P5"/>
      <text:p text:style-name="P3"><draw:g text:anchor-type="as-char" svg:y="-0.217cm" draw:z-index="1" draw:style-name="gr1"><svg:title>TexMaths</svg:title><svg:desc>12§display§\bar{x}=\frac{x_1 \times x_2  \times x_p}{n_1 + n_2 +  n_p}§svg§600§FALSE§</svg:desc><draw:g draw:style-name="gr2"><draw:path draw:style-name="gr121" draw:text-style-name="P14" svg:width="3.172cm" svg:height="0.856cm" svg:x="0.01cm" svg:y="0.022cm" svg:viewBox="0 0 3173 857" svg:d="M1588 857c-529 0-1059 0-1588 0 0-286 0-571 0-857 1057 0 2116 0 3173 0 0 286 0 571 0 857-528 0-1057 0-1585 0z"><text:p/></draw:path><draw:path draw:style-name="gr122" draw:text-style-name="P15" svg:width="0.151cm" svg:height="0.012cm" svg:x="0.045cm" svg:y="0.244cm" svg:viewBox="0 0 152 13" svg:d="M152 13c0-5 0-8 0-13-50 0-102 0-152 0 0 5 0 8 0 13 50 0 102 0 152 0z"><text:p/></draw:path><draw:path draw:style-name="gr123" draw:text-style-name="P15" svg:width="0.209cm" svg:height="0.19cm" svg:x="0.001cm" svg:y="0.307cm" svg:viewBox="0 0 210 191" svg:d="M130 59c2-11 12-51 40-51 3 0 14 0 22 6-12 3-20 14-20 23 0 7 4 15 15 15 10 0 23-8 23-24 0-22-24-28-38-28-26 0-40 22-45 31-11-27-33-31-45-31-45 0-69 54-69 65 0 3 5 3 6 3 3 0 4 0 5-4 14-45 42-56 56-56 9 0 23 5 23 29 0 13-7 41-23 100-6 26-21 44-39 44-3 0-12 0-22-6 11-1 21-11 21-23 0-10-10-14-16-14-13 0-24 11-24 25 0 19 22 28 40 28 28 0 43-30 44-33 6 16 20 33 46 33 43 0 67-55 67-65 0-5-4-5-5-5-4 0-5 3-5 5-14 46-43 55-56 55-17 0-23-13-23-27 0-10 2-20 7-38 5-19 10-38 15-57z"><text:p/></draw:path><draw:path draw:style-name="gr124" draw:text-style-name="P15" svg:width="0.28cm" svg:height="0.097cm" svg:x="0.371cm" svg:y="0.338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15" svg:width="0.209cm" svg:height="0.19cm" svg:x="0.873cm" svg:y="0.021cm" svg:viewBox="0 0 210 191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126" draw:text-style-name="P15" svg:width="0.107cm" svg:height="0.195cm" svg:x="1.134cm" svg:y="0.075cm" svg:viewBox="0 0 108 196" svg:d="M67 8c0-8-1-8-8-8-19 19-47 19-59 19 0 4 0 7 0 11 7 0 28 0 43-8 0 50 0 99 0 150 0 9 0 13-30 13-3 0-7 0-11 0 0 3 0 7 0 11 6 0 42-2 53-2 10 0 46 2 53 2 0-4 0-8 0-11-4 0-7 0-11 0-30 0-30-4-30-13 0-54 0-110 0-164z"><text:p/></draw:path><draw:path draw:style-name="gr127" draw:text-style-name="P15" svg:width="0.203cm" svg:height="0.202cm" svg:x="1.447cm" svg:y="0.001cm" svg:viewBox="0 0 204 203" svg:d="M102 90c-28-28-56-56-84-84-6-5-6-6-10-6s-8 4-8 8 1 4 5 9c29 29 56 56 85 85-29 28-56 55-85 84-4 5-5 6-5 8 0 5 4 9 8 9s4 0 10-6c28-28 56-55 84-83 29 29 58 58 86 86 2 2 4 3 8 3s8-4 8-9c0-2 0-2-1-4-1 0-69-66-89-88 25-25 52-52 77-77 2-3 8-8 11-11 0-1 2-2 2-6s-4-8-8-8-6 2-10 6c-28 28-56 56-84 84z"><text:p/></draw:path><draw:path draw:style-name="gr128" draw:text-style-name="P15" svg:width="0.209cm" svg:height="0.19cm" svg:x="1.818cm" svg:y="0.021cm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4-23-28 0-9 2-18 7-36 5-20 10-39 14-58z"><text:p/></draw:path><draw:path draw:style-name="gr129" draw:text-style-name="P15" svg:width="0.13cm" svg:height="0.195cm" svg:x="2.065cm" svg:y="0.075cm" svg:viewBox="0 0 131 196" svg:d="M131 142c-4 0-7 0-11 0 0 7-4 24-7 27-3 1-25 1-29 1-18 0-37 0-55 0 31-27 42-34 59-49 22-18 43-36 43-63 0-36-31-58-70-58-36 0-61 25-61 53 0 15 12 17 16 17 7 0 15-5 15-16 0-6-2-16-18-16 10-21 30-27 43-27 30 0 46 23 46 47 0 25-18 45-28 56-24 24-48 47-72 71-2 2-2 2-2 11 41 0 80 0 121 0 4-18 6-36 10-54z"><text:p/></draw:path><draw:path draw:style-name="gr130" draw:text-style-name="P15" svg:width="0.202cm" svg:height="0.202cm" svg:x="2.392cm" svg:y="0.001cm" svg:viewBox="0 0 203 203" svg:d="M102 90c-28-28-56-56-84-84-6-5-6-6-10-6s-8 4-8 8 0 4 5 9c29 29 56 56 85 85-29 28-56 55-85 84-5 5-5 6-5 8 0 5 4 9 8 9s4 0 10-6c28-28 55-55 83-83 29 29 59 58 87 86 2 2 4 3 6 3 6 0 9-4 9-9 0-2 0-2-1-4-29-30-68-66-88-88 25-25 52-52 77-77 2-3 8-8 11-11 0-1 1-2 1-6s-3-8-9-8c-2 0-4 2-9 6-28 28-55 56-83 84z"><text:p/></draw:path><draw:path draw:style-name="gr131" draw:text-style-name="P15" svg:width="0.209cm" svg:height="0.19cm" svg:x="2.764cm" svg:y="0.021cm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2-29 44-31 5 15 19 31 44 31 45 0 69-54 69-65 0-4-4-4-6-4-4 0-4 2-5 5-14 45-43 55-56 55-17 0-23-14-23-28 0-9 2-18 7-36 5-20 10-39 14-58z"><text:p/></draw:path><draw:path draw:style-name="gr132" draw:text-style-name="P15" svg:width="0.163cm" svg:height="0.186cm" svg:x="2.992cm" svg:y="0.141cm" svg:viewBox="0 0 164 187" svg:d="M23 166c-3 8-4 10-15 10-4 0-8 0-8 6 0 4 2 5 4 5 8 0 18-1 26-1 10 0 20 1 30 1 4 0 6-1 6-7 0-4-4-4-7-4-6 0-15 0-15-3 0-1 3-10 4-13 4-16 7-33 11-45 3 6 12 18 30 18 36 0 75-41 75-84 0-35-24-49-44-49-18 0-34 12-42 20-5-16-22-20-30-20-12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133" draw:text-style-name="P15" svg:width="2.361cm" svg:height="0.016cm" svg:x="0.843cm" svg:y="0.379cm" svg:viewBox="0 0 2362 17" svg:d="M1181 17c-394 0-787 0-1181 0 0-6 0-11 0-17 787 0 1575 0 2362 0 0 6 0 11 0 17-394 0-787 0-1181 0z"><text:p/></draw:path><draw:path draw:style-name="gr134" draw:text-style-name="P15" svg:width="0.227cm" svg:height="0.19cm" svg:x="0.855cm" svg:y="0.594cm" svg:viewBox="0 0 228 191" svg:d="M25 162c-1 6-5 16-5 18 0 7 6 11 14 11 4 0 12-3 15-11 0-1 5-22 7-31 4-13 6-25 10-39 2-9 5-18 7-27 1-7 5-21 6-22 6-13 28-51 69-51 19 0 22 15 22 30 0 25-20 79-27 97-4 11-5 15-5 20 0 19 16 34 35 34 39 0 55-61 55-65s-4-4-5-4c-3 0-3 2-6 8-8 28-23 52-43 52-7 0-10-4-10-14 0-11 4-20 8-30 8-22 25-68 25-92 0-29-18-46-48-46-39 0-59 28-66 37-3-24-19-37-39-37-19 0-27 17-32 24-6 14-12 40-12 41 0 5 4 5 5 5 5 0 5 0 7-10 7-30 16-50 31-50 9 0 13 6 13 19 0 9-1 14-7 36-8 32-15 65-24 97z"><text:p/></draw:path><draw:path draw:style-name="gr135" draw:text-style-name="P15" svg:width="0.107cm" svg:height="0.195cm" svg:x="1.128cm" svg:y="0.648cm" svg:viewBox="0 0 108 196" svg:d="M67 8c0-8-1-8-8-8-19 19-47 19-59 19 0 4 0 7 0 11 7 0 26 0 43-8 0 50 0 99 0 150 0 9 0 13-30 13-3 0-7 0-11 0 0 3 0 7 0 11 5 0 42-2 53-2 9 0 46 2 53 2 0-4 0-8 0-11-4 0-7 0-11 0-30 0-30-4-30-13 0-54 0-110 0-164z"><text:p/></draw:path><draw:path draw:style-name="gr136" draw:text-style-name="P15" svg:width="0.28cm" svg:height="0.28cm" svg:x="1.403cm" svg:y="0.534cm" svg:viewBox="0 0 281 281" svg:d="M149 149c39 0 78 0 117 0 6 0 15 0 15-9 0-8-9-8-15-8-39 0-78 0-117 0 0-40 0-78 0-118 0-6 0-14-9-14-8 0-8 8-8 14 0 40 0 78 0 118-40 0-79 0-119 0-5 0-13 0-13 8 0 9 8 9 13 9 40 0 79 0 119 0 0 38 0 78 0 117 0 6 0 15 8 15 9 0 9-9 9-15 0-39 0-79 0-117z"><text:p/></draw:path><draw:path draw:style-name="gr137" draw:text-style-name="P15" svg:width="0.227cm" svg:height="0.19cm" svg:x="1.812cm" svg:y="0.594cm" svg:viewBox="0 0 228 191" svg:d="M24 162c-1 6-4 16-4 18 0 7 6 11 14 11 4 0 12-3 15-11 0-1 5-22 7-31 4-13 6-25 10-39 2-9 5-18 7-27 1-7 5-21 5-22 7-13 29-51 70-51 19 0 22 15 22 30 0 25-21 79-27 97-4 11-5 15-5 20 0 19 16 34 35 34 39 0 55-61 55-65s-4-4-5-4c-5 0-5 2-6 8-8 28-23 52-43 52-7 0-11-4-11-14 0-11 5-20 9-30 7-22 25-68 25-92 0-29-18-46-48-46-39 0-59 28-66 37-3-24-19-37-39-37s-27 17-32 24c-6 14-12 40-12 41 0 5 4 5 5 5 3 0 5 0 7-10 7-30 16-50 31-50 9 0 12 6 12 19 0 9-1 14-6 36-8 32-17 65-25 97z"><text:p/></draw:path><draw:path draw:style-name="gr138" draw:text-style-name="P15" svg:width="0.13cm" svg:height="0.195cm" svg:x="2.071cm" svg:y="0.648cm" svg:viewBox="0 0 131 196" svg:d="M131 142c-4 0-7 0-11 0 0 7-4 24-7 27-3 1-25 1-29 1-18 0-37 0-55 0 31-27 42-34 59-49 22-17 43-36 43-63 0-36-31-58-70-58-36 0-61 25-61 53 0 15 13 17 16 17 7 0 15-5 15-16 0-6-2-16-17-16 9-21 29-27 42-27 30 0 46 23 46 47 0 25-18 45-28 56-24 24-48 47-72 71-2 2-2 2-2 11 41 0 80 0 121 0 4-18 6-36 10-54z"><text:p/></draw:path><draw:path draw:style-name="gr139" draw:text-style-name="P15" svg:width="0.279cm" svg:height="0.28cm" svg:x="2.359cm" svg:y="0.534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140" draw:text-style-name="P15" svg:width="0.227cm" svg:height="0.19cm" svg:x="2.77cm" svg:y="0.594cm" svg:viewBox="0 0 228 191" svg:d="M24 162c-1 6-4 16-4 18 0 7 6 11 12 11s14-3 16-11c1-1 6-22 8-31 4-13 6-25 10-39 2-9 5-18 7-27 1-7 5-21 5-22 7-13 29-51 70-51 18 0 22 15 22 30 0 25-21 79-27 97-4 11-5 15-5 20 0 19 16 34 35 34 39 0 55-61 55-65s-4-4-5-4c-5 0-5 2-6 8-8 28-23 52-43 52-7 0-11-4-11-14 0-11 5-20 9-30 7-22 25-68 25-92 0-29-18-46-48-46-39 0-59 28-66 37-3-24-19-37-39-37s-27 17-32 24c-6 14-12 40-12 41 0 5 4 5 5 5 3 0 5 0 7-10 7-30 16-50 31-50 9 0 12 6 12 19 0 9-1 14-6 36-8 32-17 65-25 97z"><text:p/></draw:path><draw:path draw:style-name="gr141" draw:text-style-name="P15" svg:width="0.163cm" svg:height="0.186cm" svg:x="3.01cm" svg:y="0.714cm" svg:viewBox="0 0 164 187" svg:d="M23 166c-3 8-3 10-15 10-3 0-8 0-8 6 0 4 2 5 5 5 7 0 17-1 25-1 10 0 20 1 31 1 3 0 5-1 5-7 0-4-4-4-7-4-6 0-15 0-15-3 0-1 3-10 4-13 4-16 7-33 11-45 3 6 12 18 30 18 36 0 75-41 75-84 0-35-24-49-44-49-18 0-34 12-41 20-6-16-21-20-31-20-11 0-18 7-23 16-6 9-11 27-11 28 0 5 4 5 5 5 5 0 5-1 7-9 4-17 10-32 21-32 8 0 11 6 11 15 0 2-2 7-2 8-10 45-22 90-33 135zM78 35c18-23 32-27 42-27 11 0 22 9 22 29 0 12-8 42-16 59-7 14-22 29-37 29-21 0-27-23-27-27 0-1 2-2 2-3 4-21 9-40 14-60z"><text:p/></draw:path></draw:g></draw:g></text:p>
      <text:p text:style-name="P3"/>
      <text:p text:style-name="P5">B. Médiane</text:p>
      <text:p text:style-name="P1"/>
      <text:p text:style-name="P1">Si N est pair, c’est la moyenne entre la <draw:g text:anchor-type="as-char" svg:y="-0.672cm" draw:z-index="2" draw:style-name="gr1"><svg:title>TexMaths</svg:title><svg:desc>12§display§\frac{N}{2}^{ème}§svg§600§FALSE§</svg:desc><draw:g draw:style-name="gr2"><draw:path draw:style-name="gr113" draw:text-style-name="P14" svg:width="0.995cm" svg:height="0.919cm" svg:x="0.022cm" svg:y="0.022cm" svg:viewBox="0 0 996 920" svg:d="M499 920c-167 0-332 0-499 0 0-307 0-614 0-920 332 0 663 0 996 0 0 306 0 613 0 920-166 0-331 0-497 0z"><text:p/></draw:path><draw:path draw:style-name="gr114" draw:text-style-name="P15" svg:width="0.354cm" svg:height="0.287cm" svg:x="0.018cm" svg:y="0.103cm" svg:viewBox="0 0 355 288" svg:d="M302 44c4-16 11-30 46-31 1 0 7 0 7-8-2-1 0-5-6-5-14 0-29 1-42 1-14 0-30-1-43-1-2 0-8 0-8 8 0 5 4 5 8 5 24 0 29 10 29 18 0 1-1 9-1 10-17 62-33 125-48 187-32-73-63-146-93-220-3-8-5-8-14-8-19 0-37 0-57 0-8 0-12 0-12 8 0 5 4 5 12 5 3 0 29 0 29 4-19 75-37 150-56 225-5 18-12 32-46 33-2 0-7 0-7 8 0 3 2 5 5 5 14 0 29-1 43-1s29 1 43 1c3 0 7 0 7-8 0-5-3-5-8-5-24-1-28-11-28-19 0-3 0-5 2-10 19-74 37-148 56-222 1 2 1 4 4 7 34 83 69 166 104 249 4 7 5 8 8 8 5 0 5-1 8-9 19-79 38-157 58-235z"><text:p/></draw:path><draw:path draw:style-name="gr115" draw:text-style-name="P15" svg:width="0.384cm" svg:height="0.016cm" svg:x="0.001cm" svg:y="0.56cm" svg:viewBox="0 0 385 17" svg:d="M192 17c-64 0-128 0-192 0 0-6 0-11 0-17 128 0 257 0 385 0 0 6 0 11 0 17-65 0-129 0-193 0z"><text:p/></draw:path><draw:path draw:style-name="gr116" draw:text-style-name="P15" svg:width="0.167cm" svg:height="0.28cm" svg:x="0.109cm" svg:y="0.683cm" svg:viewBox="0 0 168 281" svg:d="M32 248c15-14 30-28 45-43 66-59 91-81 91-123 0-48-37-82-89-82-48 0-79 38-79 77 0 23 22 23 23 23 7 0 21-5 21-22 0-11-7-23-22-23-3 0-4 0-5 1 9-27 32-43 56-43 39 0 57 34 57 69 0 33-21 67-45 93-26 30-54 60-80 90-5 5-5 5-5 16 52 0 104 0 156 0 4-25 8-49 12-73-4 0-6 0-10 0-2 12-6 31-9 37-4 3-31 3-41 3-25 0-50 0-76 0z"><text:p/></draw:path><draw:path draw:style-name="gr117" draw:text-style-name="P15" svg:width="0.059cm" svg:height="0.055cm" svg:x="0.488cm" svg:y="0.001cm" svg:viewBox="0 0 60 56" svg:d="M54 56c2-2 4-4 6-7-13-14-25-29-38-43-5-6-9-6-10-6-7 0-12 7-12 12 0 4 0 7 6 11 16 11 32 23 48 33z"><text:p/></draw:path><draw:path draw:style-name="gr118" draw:text-style-name="P15" svg:width="0.125cm" svg:height="0.132cm" svg:x="0.455cm" svg:y="0.076cm" svg:viewBox="0 0 126 133" svg:d="M47 64c8 0 31-2 47-8 22-7 26-21 26-30 0-16-17-26-36-26-36 0-84 28-84 78 0 30 19 55 53 55 50 0 73-29 73-33 0-2-2-5-5-5-1 0-2 1-5 3-22 27-57 27-62 27-18 0-30-12-30-35 0-5 0-11 4-26 6 0 13 0 19 0zM30 55c12-43 46-47 54-47 12 0 23 8 23 18 0 29-49 29-63 29-4 0-9 0-14 0z"><text:p/></draw:path><draw:path draw:style-name="gr119" draw:text-style-name="P15" svg:width="0.269cm" svg:height="0.132cm" svg:x="0.609cm" svg:y="0.076cm" svg:viewBox="0 0 270 133" svg:d="M114 107c-2 6-5 15-5 17 0 7 6 9 11 9s10-3 11-6c1-2 3-12 6-19 1-5 3-18 6-26 1-6 3-12 5-20 3-13 3-13 9-22 10-15 24-32 47-32 17 0 18 15 18 21 0 18-13 50-18 63-4 9-5 11-5 16 0 16 13 25 29 25 29 0 42-41 42-44 0-5-4-5-5-5-3 0-3 2-5 6-7 23-20 35-32 35-6 0-7-4-7-10 0-7 2-11 7-24 4-9 16-41 16-57 0-5 0-17-11-26-5-3-13-8-28-8-26 0-43 18-51 30-3-25-24-30-39-30-25 0-42 16-50 28-3-21-19-28-31-28-14 0-20 10-24 17-6 11-10 27-10 29 0 3 4 3 5 3 3 0 3-1 6-8 5-18 9-33 21-33 8 0 10 8 10 15 0 6-4 17-5 25-2 7-5 19-6 26-3 12-6 26-9 38-2 3-3 8-4 12 0 7 6 9 11 9s8-3 11-6c1-2 4-12 6-19 1-5 4-18 6-26 2-6 3-12 4-20 4-12 5-14 14-26 8-12 21-28 44-28 17 0 17 16 17 21 0 8-1 12-5 27-4 17-8 34-12 51z"><text:p/></draw:path><draw:path draw:style-name="gr120" draw:text-style-name="P15" svg:width="0.125cm" svg:height="0.132cm" svg:x="0.914cm" svg:y="0.076cm" svg:viewBox="0 0 126 133" svg:d="M46 64c8 0 31-2 48-8 21-7 25-21 25-30 0-16-16-26-36-26-36 0-83 28-83 78 0 30 18 55 53 55 49 0 73-29 73-33 0-2-2-5-5-5-2 0-2 1-5 3-22 27-57 27-63 27-17 0-29-12-29-35 0-5 0-11 4-26 6 0 12 0 18 0zM30 55c12-43 44-47 53-47 13 0 24 8 24 18 0 29-51 29-63 29-4 0-9 0-14 0z"><text:p/></draw:path></draw:g></draw:g><text:s/>valeur et la suivante.</text:p>
      <text:p text:style-name="P1">Si N est impair, c’est la <draw:g text:anchor-type="as-char" svg:y="-0.672cm" draw:z-index="3" draw:style-name="gr1"><svg:title>TexMaths</svg:title><svg:desc>12§display§\frac{N+1}{2}^{ème}§svg§600§FALSE§</svg:desc><draw:g draw:style-name="gr2"><draw:path draw:style-name="gr103" draw:text-style-name="P14" svg:width="1.721cm" svg:height="0.919cm" svg:x="0.022cm" svg:y="0.022cm" svg:viewBox="0 0 1722 920" svg:d="M862 920c-288 0-575 0-862 0 0-307 0-614 0-920 574 0 1149 0 1722 0 0 306 0 613 0 920-287 0-573 0-860 0z"><text:p/></draw:path><draw:path draw:style-name="gr104" draw:text-style-name="P15" svg:width="0.354cm" svg:height="0.287cm" svg:x="0.018cm" svg:y="0.103cm" svg:viewBox="0 0 355 288" svg:d="M302 44c4-16 12-30 46-31 1 0 7 0 7-8-2-1 0-5-6-5-14 0-29 1-42 1-14 0-30-1-43-1-2 0-8 0-8 8 0 5 4 5 8 5 24 0 29 10 29 18 0 1-1 9-1 10-16 62-33 125-48 187-32-73-62-146-93-220-3-8-5-8-14-8-19 0-37 0-57 0-8 0-12 0-12 8 0 5 4 5 12 5 3 0 29 0 29 4-19 75-37 150-56 225-5 18-12 32-46 33-2 0-7 0-7 8 0 3 2 5 5 5 14 0 29-1 43-1s29 1 43 1c3 0 7 0 7-8 0-5-3-5-8-5-24-1-28-11-28-19 0-3 0-5 2-10 19-74 37-148 56-222 1 2 1 4 4 7 34 83 69 166 104 249 4 7 5 8 8 8 5 0 5-1 8-9 19-79 39-157 58-235z"><text:p/></draw:path><draw:path draw:style-name="gr105" draw:text-style-name="P15" svg:width="0.28cm" svg:height="0.28cm" svg:x="0.503cm" svg:y="0.145cm" svg:viewBox="0 0 281 281" svg:d="M149 149c39 0 78 0 117 0 6 0 15 0 15-9 0-8-9-8-15-8-39 0-78 0-117 0 0-40 0-78 0-118 0-6 0-14-9-14-8 0-8 8-8 14 0 40 0 78 0 118-40 0-78 0-118 0-6 0-14 0-14 8 0 9 8 9 14 9 40 0 78 0 118 0 0 38 0 78 0 117 0 7 0 15 8 15 9 0 9-8 9-15 0-39 0-79 0-117z"><text:p/></draw:path><draw:path draw:style-name="gr106" draw:text-style-name="P15" svg:width="0.138cm" svg:height="0.28cm" svg:x="0.937cm" svg:y="0.11cm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107" draw:text-style-name="P15" svg:width="1.108cm" svg:height="0.016cm" svg:x="0.001cm" svg:y="0.56cm" svg:viewBox="0 0 1109 17" svg:d="M556 17c-186 0-371 0-556 0 0-6 0-11 0-17 370 0 739 0 1109 0 0 6 0 11 0 17-185 0-368 0-553 0z"><text:p/></draw:path><draw:path draw:style-name="gr108" draw:text-style-name="P15" svg:width="0.167cm" svg:height="0.28cm" svg:x="0.473cm" svg:y="0.683cm" svg:viewBox="0 0 168 281" svg:d="M32 248c15-14 30-28 45-43 66-59 91-81 91-123 0-48-38-82-90-82-47 0-78 38-78 77 0 23 20 23 22 23 7 0 21-5 21-22 0-11-7-23-21-23-4 0-5 0-6 1 9-27 32-43 57-43 39 0 57 34 57 69 0 33-22 67-45 93-27 30-54 60-81 90-4 5-4 5-4 16 52 0 104 0 156 0 4-25 8-49 12-73-4 0-7 0-11 0-2 12-5 31-9 37-3 3-30 3-40 3-25 0-50 0-76 0z"><text:p/></draw:path><draw:path draw:style-name="gr109" draw:text-style-name="P15" svg:width="0.059cm" svg:height="0.055cm" svg:x="1.213cm" svg:y="0.001cm" svg:viewBox="0 0 60 56" svg:d="M54 56c2-2 4-4 6-7-13-14-25-29-38-43-5-6-9-6-10-6-7 0-12 7-12 12 0 4 0 7 6 11 16 11 32 23 48 33z"><text:p/></draw:path><draw:path draw:style-name="gr110" draw:text-style-name="P15" svg:width="0.125cm" svg:height="0.132cm" svg:x="1.181cm" svg:y="0.076cm" svg:viewBox="0 0 126 133" svg:d="M47 64c8 0 31-2 47-8 21-7 26-21 26-30 0-16-17-26-37-26-35 0-83 28-83 78 0 30 19 55 53 55 50 0 73-29 73-33 0-2-2-5-5-5-1 0-2 1-5 3-22 27-57 27-62 27-18 0-30-12-30-35 0-5 0-11 4-26 6 0 13 0 19 0zM30 55c12-43 46-47 53-47 13 0 24 8 24 18 0 29-49 29-63 29-4 0-9 0-14 0z"><text:p/></draw:path><draw:path draw:style-name="gr111" draw:text-style-name="P15" svg:width="0.27cm" svg:height="0.132cm" svg:x="1.334cm" svg:y="0.076cm" svg:viewBox="0 0 271 133" svg:d="M115 107c-2 6-5 15-5 17 0 7 6 9 10 9 6 0 11-3 12-6 1-2 4-12 6-19 1-5 4-18 6-26 1-6 4-12 5-20 3-13 3-13 9-22 10-15 24-32 47-32 17 0 18 15 18 21 0 18-13 50-18 63-3 9-5 11-5 16 0 16 14 25 29 25 29 0 42-41 42-44 0-5-3-5-5-5-3 0-4 2-4 6-8 23-21 35-33 35-6 0-7-4-7-10 0-7 2-11 7-24 4-9 16-41 16-57 0-5 0-17-11-26-5-3-13-8-28-8-26 0-43 18-51 30-3-25-24-30-39-30-25 0-42 16-50 28-2-21-19-28-31-28-13 0-21 10-24 17-6 11-11 27-11 29 0 3 5 3 6 3 4 0 4-1 6-8 5-18 10-33 22-33 7 0 9 8 9 15 0 6-2 17-5 25-2 7-4 19-6 26-3 12-6 26-9 38-1 3-3 8-4 12 0 7 6 9 11 9s8-3 11-6c1-2 5-12 6-19 1-5 5-18 6-26 2-6 3-12 5-20 3-12 4-14 13-26 8-12 21-28 44-28 17 0 17 16 17 21 0 8-1 12-5 27-3 17-8 34-12 51z"><text:p/></draw:path><draw:path draw:style-name="gr112" draw:text-style-name="P15" svg:width="0.125cm" svg:height="0.132cm" svg:x="1.64cm" svg:y="0.076cm" svg:viewBox="0 0 126 133" svg:d="M46 64c8 0 31-2 48-8 21-7 25-21 25-30 0-16-16-26-36-26-36 0-83 28-83 78 0 30 18 55 53 55 49 0 73-29 73-33 0-2-2-5-5-5-2 0-2 1-5 3-24 27-57 27-63 27-17 0-29-12-29-35 0-5 0-11 4-26 6 0 12 0 18 0zM30 55c12-43 44-47 53-47 13 0 24 8 24 18 0 29-51 29-63 29-4 0-9 0-14 0z"><text:p/></draw:path></draw:g></draw:g><text:s/>valeur.</text:p>
      <text:p text:style-name="P1"/>
      <text:p text:style-name="P5">C. Quartiles</text:p>
      <text:p text:style-name="P5"/>
      <text:p text:style-name="P1"><draw:g text:anchor-type="as-char" svg:y="-0.293cm" draw:z-index="4" draw:style-name="gr1"><svg:title>TexMaths</svg:title><svg:desc>12§display§Q_1§svg§600§FALSE§</svg:desc><draw:g draw:style-name="gr2"><draw:path draw:style-name="gr100" draw:text-style-name="P14" svg:width="0.427cm" svg:height="0.333cm" svg:x="0.002cm" svg:y="0.022cm" svg:viewBox="0 0 428 334" svg:d="M0 0c143 0 285 0 428 0 0 112 0 222 0 334-143 0-285 0-428 0 0-112 0-222 0-334z"><text:p/></draw:path><draw:path draw:style-name="gr101" draw:text-style-name="P15" svg:width="0.289cm" svg:height="0.377cm" svg:x="0.001cm" svg:y="0cm" svg:viewBox="0 0 290 378" svg:d="M164 293c66-25 126-99 126-180 0-67-45-113-106-113-91 0-184 96-184 192 0 70 47 113 108 113 11 0 26-2 41-7-1 27-1 28-1 33 0 14 0 47 35 47 50 0 68-77 68-82 0-3-2-4-3-4-4 0-5 1-6 4-9 30-33 41-48 41-20 0-26-11-30-44zM84 290c-32-13-47-46-47-84 0-28 11-88 44-133 30-43 69-62 101-62 42 0 71 32 71 89 0 42-20 139-91 179-2-15-7-46-37-46-23 0-43 22-43 44 0 8 1 9 2 13zM111 295c-6 0-20 0-20-18 0-17 16-34 34-34s25 9 25 36c0 6 0 6-4 8-11 5-23 8-35 8z"><text:p/></draw:path><draw:path draw:style-name="gr102" draw:text-style-name="P15" svg:width="0.106cm" svg:height="0.194cm" svg:x="0.345cm" svg:y="0.165cm" svg:viewBox="0 0 107 195" svg:d="M66 8c0-8 0-8-8-8-20 18-46 18-58 18 0 4 0 7 0 11 7 0 26 0 42-9 0 50 0 100 0 151 0 11 0 14-29 14-3 0-8 0-12 0 0 4 0 6 0 10 6-1 42-1 53-1 10 0 47 0 53 1 0-4 0-6 0-10-4 0-7 0-11 0-30 0-30-3-30-14 0-54 0-108 0-163z"><text:p/></draw:path></draw:g></draw:g><text:s/>est une valeur de la série tels qu’ <draw:g text:anchor-type="as-char" svg:y="-0.561cm" draw:z-index="5" draw:style-name="gr1"><svg:title>TexMaths</svg:title><svg:desc>12§display§\frac{1}{4}§svg§600§FALSE§</svg:desc><draw:g draw:style-name="gr2"><draw:path draw:style-name="gr96" draw:text-style-name="P14" svg:width="0.165cm" svg:height="0.81cm" svg:x="0.023cm" svg:y="0.023cm" svg:viewBox="0 0 166 811" svg:d="M83 811c-28 0-55 0-83 0 0-271 0-541 0-811 55 0 111 0 166 0 0 270 0 540 0 811-28 0-55 0-83 0z"><text:p/></draw:path><draw:path draw:style-name="gr97" draw:text-style-name="P15" svg:width="0.137cm" svg:height="0.28cm" svg:x="0.038cm" svg:y="0.001cm" svg:viewBox="0 0 138 281" svg:d="M87 11c0-10 0-11-10-11-26 28-64 28-77 28 0 4 0 8 0 13 8 0 34 0 55-12 0 73 0 145 0 218 0 16-1 21-38 21-5 0-10 0-15 0 0 3 0 8 0 13 16-1 52-1 69-1s52 0 67 1c0-5 0-10 0-13-4 0-9 0-14 0-36 0-37-5-37-21 0-79 0-157 0-236z"><text:p/></draw:path><draw:path draw:style-name="gr98" draw:text-style-name="P15" svg:width="0.209cm" svg:height="0.016cm" svg:x="0.001cm" svg:y="0.451cm" svg:viewBox="0 0 210 17" svg:d="M105 17c-35 0-70 0-105 0 0-6 0-11 0-17 70 0 140 0 210 0 0 6 0 11 0 17-35 0-70 0-105 0z"><text:p/></draw:path><draw:path draw:style-name="gr99" draw:text-style-name="P15" svg:width="0.184cm" svg:height="0.285cm" svg:x="0.013cm" svg:y="0.569cm" svg:viewBox="0 0 185 286" svg:d="M112 216c0 12 0 24 0 36 0 16-1 21-33 21-3 0-6 0-8 0 0 3 0 8 0 13 17-1 39-1 55-1 18 0 40 0 58 1 0-5 0-10 0-13-2 0-6 0-9 0-32 0-32-5-32-21 0-12 0-24 0-36 15 0 29 0 42 0 0-5 0-9 0-13-13 0-27 0-42 0 0-64 0-129 0-192 0-9 0-11-7-11-4 0-5 0-8 6-43 66-86 131-128 197 0 4 0 8 0 13 37 0 75 0 112 0zM114 203c-35 0-68 0-102 0 34-53 67-105 102-157 0 52 0 104 0 157z"><text:p/></draw:path></draw:g></draw:g><text:s/>des valeurs sont inférieures ou égales à <draw:g text:anchor-type="as-char" svg:y="-0.293cm" draw:z-index="6" draw:style-name="gr1"><svg:title>TexMaths</svg:title><svg:desc>12§display§Q_1§svg§600§FALSE§</svg:desc><draw:g draw:style-name="gr2"><draw:path draw:style-name="gr93" draw:text-style-name="P14" svg:width="0.427cm" svg:height="0.333cm" svg:x="0.002cm" svg:y="0.022cm" svg:viewBox="0 0 428 334" svg:d="M0 0c143 0 285 0 428 0 0 112 0 222 0 334-143 0-285 0-428 0 0-112 0-222 0-334z"><text:p/></draw:path><draw:path draw:style-name="gr94" draw:text-style-name="P15" svg:width="0.289cm" svg:height="0.377cm" svg:x="0.001cm" svg:y="0cm" svg:viewBox="0 0 290 378" svg:d="M164 293c66-25 126-99 126-180 0-67-45-113-106-113-91 0-184 96-184 192 0 70 47 113 108 113 11 0 26-2 41-7-1 27-1 28-1 33 0 14 0 47 35 47 50 0 68-77 68-82 0-3-2-4-3-4-4 0-5 1-6 4-9 30-33 41-48 41-20 0-26-11-30-44zM84 290c-32-13-47-46-47-84 0-28 11-88 44-133 30-43 69-62 101-62 42 0 71 32 71 89 0 42-20 139-91 179-2-15-7-46-37-46-23 0-43 22-43 44 0 8 1 9 2 13zM111 295c-6 0-20 0-20-18 0-17 16-34 34-34s25 9 25 36c0 6 0 6-4 8-11 5-23 8-35 8z"><text:p/></draw:path><draw:path draw:style-name="gr95" draw:text-style-name="P15" svg:width="0.106cm" svg:height="0.194cm" svg:x="0.345cm" svg:y="0.165cm" svg:viewBox="0 0 107 195" svg:d="M66 8c0-8 0-8-8-8-20 18-46 18-58 18 0 4 0 7 0 11 7 0 26 0 42-9 0 50 0 100 0 151 0 11 0 14-29 14-3 0-8 0-12 0 0 4 0 6 0 10 6-1 42-1 53-1 10 0 47 0 53 1 0-4 0-6 0-10-4 0-7 0-11 0-30 0-30-3-30-14 0-54 0-108 0-163z"><text:p/></draw:path></draw:g></draw:g>. C’est la <draw:g text:anchor-type="as-char" svg:y="-0.656cm" draw:z-index="7" draw:style-name="gr1"><svg:title>TexMaths</svg:title><svg:desc>12§display§N \times \frac{1}{4}^{ème}§svg§600§FALSE§</svg:desc><draw:g draw:style-name="gr2"><draw:path draw:style-name="gr83" draw:text-style-name="P14" svg:width="1.772cm" svg:height="0.902cm" svg:x="0.006cm" svg:y="0.022cm" svg:viewBox="0 0 1773 903" svg:d="M887 903c-296 0-592 0-887 0 0-301 0-602 0-903 591 0 1182 0 1773 0 0 301 0 602 0 903-296 0-591 0-886 0z"><text:p/></draw:path><draw:path draw:style-name="gr84" draw:text-style-name="P15" svg:width="0.354cm" svg:height="0.287cm" svg:x="0.001cm" svg:y="0.371cm" svg:viewBox="0 0 355 288" svg:d="M302 44c4-16 12-30 46-31 1 0 7 0 7-8-2-1 0-5-6-5-14 0-29 1-42 1-14 0-30-1-43-1-2 0-8 0-8 8 0 5 4 5 8 5 24 0 29 10 29 18 0 1-1 9-1 10-16 62-33 124-48 187-32-73-62-146-93-220-3-8-5-8-14-8-19 0-37 0-57 0-8 0-12 0-12 8 0 5 4 5 12 5 3 0 29 0 29 4-19 75-37 151-56 226-5 17-12 30-46 32-2 0-7 0-7 8 0 2 2 5 5 5 14 0 29-1 43-1s29 1 43 1c3 0 7 0 7-9 0-4-3-4-8-4-24-2-28-10-28-18 0-4 0-6 2-11 19-75 37-148 56-222 1 2 1 4 4 7 34 83 69 166 104 248 4 8 5 9 8 9 5 0 5-1 8-9 19-79 39-157 58-235z"><text:p/></draw:path><draw:path draw:style-name="gr85" draw:text-style-name="P15" svg:width="0.203cm" svg:height="0.203cm" svg:x="0.524cm" svg:y="0.453cm" svg:viewBox="0 0 204 204" svg:d="M102 90c-28-28-56-56-84-84-5-5-6-6-10-6-3 0-8 5-8 8 0 4 1 5 6 10 28 28 56 56 84 84-28 29-56 56-84 85-5 5-6 5-6 8 0 5 5 9 8 9 4 0 5-1 10-6 28-29 56-57 84-84 29 29 59 57 88 87 2 0 3 3 6 3 4 0 8-4 8-9 0-1 0-2-1-4 0-2-67-67-89-89 25-25 52-52 77-77 2-2 8-8 11-11 1-1 2-2 2-6 0-3-4-8-8-8s-5 2-10 7c-28 28-56 55-84 83z"><text:p/></draw:path><draw:path draw:style-name="gr86" draw:text-style-name="P15" svg:width="0.138cm" svg:height="0.28cm" svg:x="0.971cm" svg:y="0.093cm" svg:viewBox="0 0 139 281" svg:d="M86 12c0-11 0-12-9-12-27 28-64 28-77 28 0 4 0 8 0 13 8 0 34 0 55-11 0 73 0 145 0 218 0 15-1 19-38 19-5 0-10 0-15 0 0 4 0 9 0 14 16-2 52-2 69-2s54 0 68 2c0-5 0-10 0-14-5 0-8 0-13 0-38 0-40-3-40-19 0-79 0-157 0-236z"><text:p/></draw:path><draw:path draw:style-name="gr87" draw:text-style-name="P15" svg:width="0.21cm" svg:height="0.016cm" svg:x="0.933cm" svg:y="0.544cm" svg:viewBox="0 0 211 17" svg:d="M106 17c-35 0-71 0-106 0 0-6 0-11 0-17 71 0 140 0 211 0 0 6 0 11 0 17-35 0-71 0-105 0z"><text:p/></draw:path><draw:path draw:style-name="gr88" draw:text-style-name="P15" svg:width="0.185cm" svg:height="0.284cm" svg:x="0.945cm" svg:y="0.661cm" svg:viewBox="0 0 186 285" svg:d="M112 216c0 12 0 24 0 36 0 15 0 20-32 20-3 0-6 0-9 0 0 4 0 9 0 13 18-1 39-1 57-1 17 0 40 0 57 1 0-4 0-9 0-13-3 0-6 0-9 0-31 0-32-5-32-20 0-12 0-24 0-36 14 0 28 0 42 0 0-5 0-10 0-13-14 0-28 0-42 0 0-64 0-129 0-192 0-9 0-11-6-11-5 0-6 0-8 5-44 66-87 132-130 198 0 3 0 8 0 13 37 0 74 0 112 0zM114 203c-34 0-68 0-102 0 34-53 68-105 102-157 0 52 0 104 0 157z"><text:p/></draw:path><draw:path draw:style-name="gr89" draw:text-style-name="P15" svg:width="0.059cm" svg:height="0.055cm" svg:x="1.247cm" svg:y="0.001cm" svg:viewBox="0 0 60 56" svg:d="M54 56c2-2 4-4 6-7-13-14-25-29-38-43-5-6-9-6-10-6-7 0-12 7-12 12 0 4 0 7 6 11 16 11 32 23 48 33z"><text:p/></draw:path><draw:path draw:style-name="gr90" draw:text-style-name="P15" svg:width="0.125cm" svg:height="0.132cm" svg:x="1.214cm" svg:y="0.076cm" svg:viewBox="0 0 126 133" svg:d="M47 64c8 0 31-2 47-6 22-9 26-23 26-32 0-15-17-26-37-26-35 0-83 28-83 78 0 30 19 55 53 55 50 0 73-29 73-33 0-2-2-5-5-5-1 0-2 1-5 3-22 27-57 27-62 27-18 0-30-11-30-35 0-5 0-11 4-26 6 0 13 0 19 0zM30 55c12-43 46-47 53-47 13 0 24 8 24 18 0 29-49 29-63 29-4 0-9 0-14 0z"><text:p/></draw:path><draw:path draw:style-name="gr91" draw:text-style-name="P15" svg:width="0.27cm" svg:height="0.132cm" svg:x="1.368cm" svg:y="0.076cm" svg:viewBox="0 0 271 133" svg:d="M115 107c-2 6-5 15-5 17 0 7 6 9 11 9s10-3 11-6c1-2 4-12 6-18 1-6 4-19 6-27 1-6 4-12 5-20 3-13 3-13 9-22 10-15 24-32 47-32 17 0 18 15 18 21 0 18-13 51-18 63-3 9-5 11-5 16 0 16 14 25 29 25 29 0 42-41 42-44 0-5-3-5-5-5-3 0-3 2-4 6-8 23-21 35-33 35-6 0-7-4-7-10 0-7 2-11 7-24 4-9 16-41 16-57 0-5 0-17-11-26-5-3-13-8-28-8-26 0-43 18-51 30-3-25-24-30-39-30-25 0-42 16-50 28-2-21-19-28-31-28-13 0-19 10-24 17-6 11-11 27-11 29 0 3 5 3 6 3 4 0 4-1 6-8 5-18 10-33 22-33 7 0 9 8 9 15 0 6-2 17-5 25-2 7-4 19-6 26-3 12-6 26-9 38-1 4-3 8-4 12 0 7 6 9 11 9s8-3 11-6c1-2 5-12 6-18s5-19 6-27c2-6 3-12 5-20 3-12 4-14 13-26 8-12 21-28 44-28 17 0 17 16 17 21 0 8-1 12-5 29-3 16-8 32-12 49z"><text:p/></draw:path><draw:path draw:style-name="gr92" draw:text-style-name="P15" svg:width="0.125cm" svg:height="0.132cm" svg:x="1.674cm" svg:y="0.076cm" svg:viewBox="0 0 126 133" svg:d="M46 64c8 0 31-2 48-6 21-9 25-23 25-32 0-15-16-26-36-26-36 0-83 28-83 78 0 30 18 55 53 55 49 0 73-29 73-33 0-2-2-5-5-5-2 0-2 1-5 3-24 27-57 27-63 27-17 0-29-11-29-35 0-5 0-11 4-26 6 0 12 0 18 0zM30 55c12-43 44-47 53-47 13 0 24 8 24 18 0 29-51 29-63 29-4 0-9 0-14 0z"><text:p/></draw:path></draw:g></draw:g><text:s/>valeur de la série. </text:p>
      <text:p text:style-name="P1"/>
      <text:p text:style-name="P2"><draw:g text:anchor-type="as-char" svg:y="-0.293cm" draw:z-index="8" draw:style-name="gr1"><svg:title>TexMaths</svg:title><svg:desc>12§display§Q_3§svg§600§FALSE§</svg:desc><draw:g draw:style-name="gr2"><draw:path draw:style-name="gr80" draw:text-style-name="P14" svg:width="0.439cm" svg:height="0.333cm" svg:x="0.002cm" svg:y="0.022cm" svg:viewBox="0 0 440 334" svg:d="M0 0c147 0 293 0 440 0 0 112 0 222 0 334-147 0-293 0-440 0 0-112 0-222 0-334z"><text:p/></draw:path><draw:path draw:style-name="gr81" draw:text-style-name="P15" svg:width="0.289cm" svg:height="0.377cm" svg:x="0.001cm" svg:y="0cm" svg:viewBox="0 0 290 378" svg:d="M163 293c67-25 127-99 127-180 0-67-45-113-106-113-91 0-184 96-184 192 0 70 47 113 108 113 11 0 25-2 41-7-1 27-1 28-1 33 0 14 0 47 35 47 50 0 68-77 68-82 0-3-2-4-3-4-4 0-5 1-5 4-10 30-34 41-50 41-19 0-25-11-30-44zM84 290c-32-13-47-46-47-84 0-28 11-88 44-133 30-43 69-62 100-62 43 0 71 32 71 89 0 42-19 139-90 179-2-15-7-46-37-46-23 0-43 22-43 44 0 8 1 9 2 13zM111 295c-6 0-20 0-20-18 0-17 16-34 34-34s25 9 25 36c0 6 0 6-5 8-10 5-22 8-34 8z"><text:p/></draw:path><draw:path draw:style-name="gr82" draw:text-style-name="P15" svg:width="0.135cm" svg:height="0.199cm" svg:x="0.328cm" svg:y="0.165cm" svg:viewBox="0 0 136 200" svg:d="M65 97c23 0 40 16 40 47 0 38-22 47-39 47-12 0-38-2-50-20 14 0 16-10 16-16 0-10-6-17-15-17s-17 5-17 17c0 29 31 45 66 45 41 0 70-26 70-56 0-23-19-45-52-53 31-10 42-32 42-50 0-24-26-41-59-41-32 0-57 16-57 40 0 9 6 15 15 15s15-7 15-15c0-9-6-15-15-16 10-12 30-16 41-16 13 0 33 6 33 33 0 12-5 25-12 35-10 11-18 12-33 12-8 1-8 1-10 1-1 0-3 1-3 4 0 4 2 4 8 4 5 0 11 0 16 0z"><text:p/></draw:path></draw:g></draw:g><text:s/>est une valeur de la série tels que <text:s/><draw:g text:anchor-type="as-char" svg:y="-0.561cm" draw:z-index="9" draw:style-name="gr1"><svg:title>TexMaths</svg:title><svg:desc>12§display§\frac{3}{4}§svg§600§FALSE§</svg:desc><draw:g draw:style-name="gr2"><draw:path draw:style-name="gr76" draw:text-style-name="P14" svg:width="0.165cm" svg:height="0.81cm" svg:x="0.023cm" svg:y="0.023cm" svg:viewBox="0 0 166 811" svg:d="M83 811c-28 0-55 0-83 0 0-271 0-541 0-811 55 0 111 0 166 0 0 270 0 540 0 811-28 0-55 0-83 0z"><text:p/></draw:path><draw:path draw:style-name="gr77" draw:text-style-name="P15" svg:width="0.172cm" svg:height="0.29cm" svg:x="0.019cm" svg:y="0.001cm" svg:viewBox="0 0 173 291" svg:d="M104 132c33-11 57-41 57-73 0-35-36-59-76-59-42 0-74 25-74 58 0 13 9 21 22 21s21-9 21-21c0-21-20-21-26-21 13-20 41-26 56-26 17 0 39 9 39 47 0 4 0 30-11 48-12 20-27 21-37 21-3 2-14 3-16 3-4 0-6 0-6 5 0 4 2 4 10 4 6 0 12 0 18 0 35 0 49 28 49 70 0 58-28 70-47 70-18 0-49-8-64-33 15 3 28-7 28-23 0-15-11-24-24-24-10 0-23 6-23 24 0 39 39 68 84 68 51 0 89-39 89-82 0-35-26-67-69-77z"><text:p/></draw:path><draw:path draw:style-name="gr78" draw:text-style-name="P15" svg:width="0.209cm" svg:height="0.016cm" svg:x="0.001cm" svg:y="0.451cm" svg:viewBox="0 0 210 17" svg:d="M105 17c-35 0-70 0-105 0 0-6 0-11 0-17 70 0 140 0 210 0 0 6 0 11 0 17-35 0-70 0-105 0z"><text:p/></draw:path><draw:path draw:style-name="gr79" draw:text-style-name="P15" svg:width="0.184cm" svg:height="0.285cm" svg:x="0.013cm" svg:y="0.569cm" svg:viewBox="0 0 185 286" svg:d="M112 216c0 12 0 24 0 36 0 16-1 21-33 21-3 0-6 0-8 0 0 3 0 8 0 13 17-1 39-1 55-1 18 0 40 0 58 1 0-5 0-10 0-13-2 0-6 0-9 0-32 0-32-5-32-21 0-12 0-24 0-36 15 0 29 0 42 0 0-5 0-9 0-13-13 0-27 0-42 0 0-64 0-129 0-192 0-9 0-11-7-11-4 0-5 0-8 6-43 66-86 131-128 197 0 4 0 8 0 13 37 0 75 0 112 0zM114 203c-35 0-68 0-102 0 34-53 67-105 102-157 0 52 0 104 0 157z"><text:p/></draw:path></draw:g></draw:g><text:s/>des valeurs sont inférieures ou égales à <draw:g text:anchor-type="as-char" svg:y="-0.293cm" draw:z-index="10" draw:style-name="gr1"><svg:title>TexMaths</svg:title><svg:desc>12§display§Q_3§svg§600§FALSE§</svg:desc><draw:g draw:style-name="gr2"><draw:path draw:style-name="gr73" draw:text-style-name="P14" svg:width="0.439cm" svg:height="0.333cm" svg:x="0.002cm" svg:y="0.022cm" svg:viewBox="0 0 440 334" svg:d="M0 0c147 0 293 0 440 0 0 112 0 222 0 334-147 0-293 0-440 0 0-112 0-222 0-334z"><text:p/></draw:path><draw:path draw:style-name="gr74" draw:text-style-name="P15" svg:width="0.289cm" svg:height="0.377cm" svg:x="0.001cm" svg:y="0cm" svg:viewBox="0 0 290 378" svg:d="M163 293c67-25 127-99 127-180 0-67-45-113-106-113-91 0-184 96-184 192 0 70 47 113 108 113 11 0 25-2 41-7-1 27-1 28-1 33 0 14 0 47 35 47 50 0 68-77 68-82 0-3-2-4-3-4-4 0-5 1-5 4-10 30-34 41-50 41-19 0-25-11-30-44zM84 290c-32-13-47-46-47-84 0-28 11-88 44-133 30-43 69-62 100-62 43 0 71 32 71 89 0 42-19 139-90 179-2-15-7-46-37-46-23 0-43 22-43 44 0 8 1 9 2 13zM111 295c-6 0-20 0-20-18 0-17 16-34 34-34s25 9 25 36c0 6 0 6-5 8-10 5-22 8-34 8z"><text:p/></draw:path><draw:path draw:style-name="gr75" draw:text-style-name="P15" svg:width="0.135cm" svg:height="0.199cm" svg:x="0.328cm" svg:y="0.165cm" svg:viewBox="0 0 136 200" svg:d="M65 97c23 0 40 16 40 47 0 38-22 47-39 47-12 0-38-2-50-20 14 0 16-10 16-16 0-10-6-17-15-17s-17 5-17 17c0 29 31 45 66 45 41 0 70-26 70-56 0-23-19-45-52-53 31-10 42-32 42-50 0-24-26-41-59-41-32 0-57 16-57 40 0 9 6 15 15 15s15-7 15-15c0-9-6-15-15-16 10-12 30-16 41-16 13 0 33 6 33 33 0 12-5 25-12 35-10 11-18 12-33 12-8 1-8 1-10 1-1 0-3 1-3 4 0 4 2 4 8 4 5 0 11 0 16 0z"><text:p/></draw:path></draw:g></draw:g>. C’est la <draw:g text:anchor-type="as-char" svg:y="-0.656cm" draw:z-index="11" draw:style-name="gr1"><svg:title>TexMaths</svg:title><svg:desc>12§display§N \times \frac{3}{4}^{ème}§svg§600§FALSE§</svg:desc><draw:g draw:style-name="gr2"><draw:path draw:style-name="gr63" draw:text-style-name="P14" svg:width="1.772cm" svg:height="0.902cm" svg:x="0.006cm" svg:y="0.022cm" svg:viewBox="0 0 1773 903" svg:d="M887 903c-296 0-592 0-887 0 0-301 0-602 0-903 591 0 1182 0 1773 0 0 301 0 602 0 903-296 0-591 0-886 0z"><text:p/></draw:path><draw:path draw:style-name="gr64" draw:text-style-name="P15" svg:width="0.354cm" svg:height="0.287cm" svg:x="0.001cm" svg:y="0.371cm" svg:viewBox="0 0 355 288" svg:d="M302 44c4-16 12-30 46-31 1 0 7 0 7-8-2-1 0-5-6-5-14 0-29 1-42 1-14 0-30-1-43-1-2 0-8 0-8 8 0 5 4 5 8 5 24 0 29 10 29 18 0 1-1 9-1 10-16 62-33 124-48 187-32-73-62-146-93-220-3-8-5-8-14-8-19 0-37 0-57 0-8 0-12 0-12 8 0 5 4 5 12 5 3 0 29 0 29 4-19 75-37 151-56 226-5 17-12 30-46 32-2 0-7 0-7 8 0 2 2 5 5 5 14 0 29-1 43-1s29 1 43 1c3 0 7 0 7-9 0-4-3-4-8-4-24-2-28-10-28-18 0-4 0-6 2-11 19-75 37-148 56-222 1 2 1 4 4 7 34 83 69 166 104 248 4 8 5 9 8 9 5 0 5-1 8-9 19-79 39-157 58-235z"><text:p/></draw:path><draw:path draw:style-name="gr65" draw:text-style-name="P15" svg:width="0.203cm" svg:height="0.203cm" svg:x="0.524cm" svg:y="0.453cm" svg:viewBox="0 0 204 204" svg:d="M102 90c-28-28-56-56-84-84-5-5-6-6-10-6-3 0-8 5-8 8 0 4 1 5 6 10 28 28 56 56 84 84-28 29-56 56-84 85-5 5-6 5-6 8 0 5 5 9 8 9 4 0 5-1 10-6 28-29 56-57 84-84 29 29 59 57 88 87 2 0 3 3 6 3 4 0 8-4 8-9 0-1 0-2-1-4 0-2-67-67-89-89 25-25 52-52 77-77 2-2 8-8 11-11 1-1 2-2 2-6 0-3-4-8-8-8s-5 2-10 7c-28 28-56 55-84 83z"><text:p/></draw:path><draw:path draw:style-name="gr66" draw:text-style-name="P15" svg:width="0.173cm" svg:height="0.289cm" svg:x="0.951cm" svg:y="0.093cm" svg:viewBox="0 0 174 290" svg:d="M104 133c35-12 59-41 59-74 0-35-37-59-78-59-42 0-74 25-74 58 0 14 9 21 21 21 14 0 22-8 22-20 0-22-19-22-26-22 13-20 40-26 56-26 17 0 41 9 41 48 0 5-1 29-12 48-13 19-28 20-37 21-4 0-15 2-17 2-4 0-6 1-6 4 0 5 2 5 9 5 6 0 12 0 18 0 35 0 51 29 51 70 0 57-29 69-47 69s-50-7-65-31c15 1 28-7 28-24 0-14-11-23-24-23-10 0-23 5-23 24 0 39 38 66 85 66 51 0 89-38 89-81 0-35-26-68-70-76z"><text:p/></draw:path><draw:path draw:style-name="gr67" draw:text-style-name="P15" svg:width="0.21cm" svg:height="0.016cm" svg:x="0.933cm" svg:y="0.544cm" svg:viewBox="0 0 211 17" svg:d="M106 17c-35 0-71 0-106 0 0-6 0-11 0-17 71 0 140 0 211 0 0 6 0 11 0 17-35 0-71 0-105 0z"><text:p/></draw:path><draw:path draw:style-name="gr68" draw:text-style-name="P15" svg:width="0.185cm" svg:height="0.284cm" svg:x="0.945cm" svg:y="0.661cm" svg:viewBox="0 0 186 285" svg:d="M112 216c0 12 0 24 0 36 0 15 0 20-32 20-3 0-6 0-9 0 0 4 0 9 0 13 18-1 39-1 57-1 17 0 40 0 57 1 0-4 0-9 0-13-3 0-6 0-9 0-31 0-32-5-32-20 0-12 0-24 0-36 14 0 28 0 42 0 0-5 0-10 0-13-14 0-28 0-42 0 0-64 0-129 0-192 0-9 0-11-6-11-5 0-6 0-8 5-44 66-87 132-130 198 0 3 0 8 0 13 37 0 74 0 112 0zM114 203c-34 0-68 0-102 0 34-53 68-105 102-157 0 52 0 104 0 157z"><text:p/></draw:path><draw:path draw:style-name="gr69" draw:text-style-name="P15" svg:width="0.059cm" svg:height="0.055cm" svg:x="1.247cm" svg:y="0.001cm" svg:viewBox="0 0 60 56" svg:d="M54 56c2-2 4-4 6-7-13-14-25-29-38-43-5-6-9-6-10-6-7 0-12 7-12 12 0 4 0 7 6 11 16 11 32 23 48 33z"><text:p/></draw:path><draw:path draw:style-name="gr70" draw:text-style-name="P15" svg:width="0.125cm" svg:height="0.132cm" svg:x="1.214cm" svg:y="0.076cm" svg:viewBox="0 0 126 133" svg:d="M47 64c8 0 31-2 47-6 22-9 26-23 26-32 0-15-17-26-37-26-35 0-83 28-83 78 0 30 19 55 53 55 50 0 73-29 73-33 0-2-2-5-5-5-1 0-2 1-5 3-22 27-57 27-62 27-18 0-30-11-30-35 0-5 0-11 4-26 6 0 13 0 19 0zM30 55c12-43 46-47 53-47 13 0 24 8 24 18 0 29-49 29-63 29-4 0-9 0-14 0z"><text:p/></draw:path><draw:path draw:style-name="gr71" draw:text-style-name="P15" svg:width="0.27cm" svg:height="0.132cm" svg:x="1.368cm" svg:y="0.076cm" svg:viewBox="0 0 271 133" svg:d="M115 107c-2 6-5 15-5 17 0 7 6 9 11 9s10-3 11-6c1-2 4-12 6-18 1-6 4-19 6-27 1-6 4-12 5-20 3-13 3-13 9-22 10-15 24-32 47-32 17 0 18 15 18 21 0 18-13 51-18 63-3 9-5 11-5 16 0 16 14 25 29 25 29 0 42-41 42-44 0-5-3-5-5-5-3 0-3 2-4 6-8 23-21 35-33 35-6 0-7-4-7-10 0-7 2-11 7-24 4-9 16-41 16-57 0-5 0-17-11-26-5-3-13-8-28-8-26 0-43 18-51 30-3-25-24-30-39-30-25 0-42 16-50 28-2-21-19-28-31-28-13 0-19 10-24 17-6 11-11 27-11 29 0 3 5 3 6 3 4 0 4-1 6-8 5-18 10-33 22-33 7 0 9 8 9 15 0 6-2 17-5 25-2 7-4 19-6 26-3 12-6 26-9 38-1 4-3 8-4 12 0 7 6 9 11 9s8-3 11-6c1-2 5-12 6-18s5-19 6-27c2-6 3-12 5-20 3-12 4-14 13-26 8-12 21-28 44-28 17 0 17 16 17 21 0 8-1 12-5 29-3 16-8 32-12 49z"><text:p/></draw:path><draw:path draw:style-name="gr72" draw:text-style-name="P15" svg:width="0.125cm" svg:height="0.132cm" svg:x="1.674cm" svg:y="0.076cm" svg:viewBox="0 0 126 133" svg:d="M46 64c8 0 31-2 48-6 21-9 25-23 25-32 0-15-16-26-36-26-36 0-83 28-83 78 0 30 18 55 53 55 49 0 73-29 73-33 0-2-2-5-5-5-2 0-2 1-5 3-24 27-57 27-63 27-17 0-29-11-29-35 0-5 0-11 4-26 6 0 12 0 18 0zM30 55c12-43 44-47 53-47 13 0 24 8 24 18 0 29-51 29-63 29-4 0-9 0-14 0z"><text:p/></draw:path></draw:g></draw:g><text:s/>valeur de la série. </text:p>
      <text:p text:style-name="P2"/>
      <text:p text:style-name="P2">Si on trouve un décimal, arrondir à l’unité supérieure <text:span text:style-name="T3">dans les 2 cas</text:span>.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Dispersion</text:p>
      <text:p text:style-name="P1"/>
      <text:p text:style-name="P5">A. Étendue </text:p>
      <text:p text:style-name="P1"/>
      <text:p text:style-name="P1"><draw:g text:anchor-type="as-char" svg:y="-0.286cm" draw:z-index="12" draw:style-name="gr1"><svg:title>TexMaths</svg:title><svg:desc>12§display§E = x_p - x_1§svg§600§FALSE§</svg:desc><draw:g draw:style-name="gr2"><draw:path draw:style-name="gr55" draw:text-style-name="P14" svg:width="2.185cm" svg:height="0.361cm" svg:x="0.006cm" svg:y="0.023cm" svg:viewBox="0 0 2186 362" svg:d="M1093 362c-364 0-728 0-1093 0 0-121 0-241 0-362 729 0 1457 0 2186 0 0 121 0 241 0 362-364 0-729 0-1093 0z"><text:p/></draw:path><draw:path draw:style-name="gr56" draw:text-style-name="P15" svg:width="0.304cm" svg:height="0.284cm" svg:x="0.001cm" svg:y="0.001cm" svg:viewBox="0 0 305 285" svg:d="M282 188c1-2 2-5 2-6-2-2 0-5-6-5-3 0-3 3-4 5-28 61-44 90-116 90-20 0-40 0-61 0-6 0-7 0-9-1-5 0-6 0-6-4 0-1 0-2 2-9 10-39 19-76 29-114 14 0 27 0 42 0 36 0 36 8 36 19 0 4 0 8-4 20 0 3-1 4-1 5 0 3 2 5 6 5s5-2 6-8c8-34 16-66 24-99 0-2-2-4-5-4s-5 2-6 8c-8 31-17 41-55 41-13 0-26 0-40 0 9-34 17-67 26-101 3-16 3-17 22-17 20 0 40 0 59 0 52 0 65 12 65 47 0 10 0 11-2 23 0 2 0 5 0 7s1 5 4 5c5 0 6-3 6-11 3-24 6-48 9-72 1-12 0-12-11-12-71 0-143 0-214 0-8 0-12 0-12 8 0 5 4 5 12 5 16 0 28 0 28 7 0 3 0 3-2 11-20 73-38 148-57 221-3 17-5 20-38 20-7 0-11 0-11 7 0 6 4 6 11 6 73 0 146 0 219 0 10 0 10-1 14-7 13-30 25-60 38-90z"><text:p/></draw:path><draw:path draw:style-name="gr57" draw:text-style-name="P15" svg:width="0.28cm" svg:height="0.097cm" svg:x="0.461cm" svg:y="0.132cm" svg:viewBox="0 0 281 98" svg:d="M266 17c6 0 15 0 15-9 0-8-9-8-15-8-84 0-168 0-252 0-6 0-14 0-14 8 0 9 8 9 14 9 84 0 168 0 252 0zM266 98c6 0 15 0 15-8s-9-8-15-8c-84 0-168 0-252 0-6 0-14 0-14 8s8 8 14 8c84 0 168 0 252 0z"><text:p/></draw:path><draw:path draw:style-name="gr58" draw:text-style-name="P15" svg:width="0.209cm" svg:height="0.188cm" svg:x="0.894cm" svg:y="0.101cm" svg:viewBox="0 0 210 189" svg:d="M130 59c2-11 12-51 40-51 3 0 12 0 22 6-12 3-20 12-20 23 0 6 4 15 15 15 10 0 23-8 23-24 0-22-24-28-38-28-26 0-40 22-45 31-11-27-33-31-45-31-45 0-69 54-69 65 0 3 4 2 5 3 4 0 5-1 6-4 14-45 42-56 56-56 9 0 23 5 23 29 0 13-7 41-23 100-7 26-21 44-39 44-3 0-12 0-22-6 11-2 21-11 21-23 0-11-10-14-16-14-13 0-24 11-24 24 0 19 22 27 40 27 28 0 43-28 44-31 5 16 20 31 46 31 43 0 67-54 67-64 0-4-4-4-5-4-4 0-5 1-5 5-14 44-43 55-56 55-17 0-23-13-23-28 0-9 2-19 7-37 5-19 10-38 15-57z"><text:p/></draw:path><draw:path draw:style-name="gr59" draw:text-style-name="P15" svg:width="0.163cm" svg:height="0.186cm" svg:x="1.122cm" svg:y="0.219cm" svg:viewBox="0 0 164 187" svg:d="M22 165c-2 9-3 11-15 11-3 0-7 0-7 6 0 4 2 5 4 5 8 0 18-1 25-1 11 0 21 1 31 1 2 0 6-1 6-7 0-4-4-4-7-4-7 0-15 0-15-3 0-2 2-10 3-14 3-15 8-32 11-44 3 6 13 18 31 18 36 0 75-39 75-84 0-35-24-49-44-49-18 0-34 12-42 20-5-16-22-20-30-20-12 0-19 7-24 16-6 9-10 27-10 30s4 3 5 3c4 0 4-1 6-9 5-17 10-32 22-32 7 0 9 6 9 15 0 3 0 7-1 8-11 45-23 89-33 134zM78 35c17-22 31-27 41-27 12 0 21 9 21 29 0 12-6 42-15 59-7 14-22 29-36 29-22 0-27-23-27-27 0-1 0-2 2-3 4-21 9-40 14-60z"><text:p/></draw:path><draw:path draw:style-name="gr60" draw:text-style-name="P15" svg:width="0.256cm" svg:height="0.016cm" svg:x="1.446cm" svg:y="0.174cm" svg:viewBox="0 0 257 17" svg:d="M242 17c8 0 15 0 15-9 0-8-7-8-15-8-75 0-152 0-228 0-7 0-14 0-14 8 0 9 7 9 14 9 76 0 153 0 228 0z"><text:p/></draw:path><draw:path draw:style-name="gr61" draw:text-style-name="P15" svg:width="0.209cm" svg:height="0.188cm" svg:x="1.844cm" svg:y="0.101cm" svg:viewBox="0 0 210 189" svg:d="M128 59c3-11 12-51 42-51 3 0 12 0 21 6-11 3-19 12-19 23 0 6 3 15 15 15 10 0 23-8 23-24 0-22-25-28-40-28-24 0-39 22-44 31-11-27-32-31-46-31-43 0-67 54-67 65 0 3 4 3 5 3 4 0 5-1 6-4 13-45 42-56 56-56 8 0 23 5 23 29 0 13-7 41-23 100-7 26-21 44-40 44-3 0-12 0-21-6 10-2 19-11 19-23 0-11-9-14-15-14-12 0-23 11-23 24 0 19 20 27 40 27 27 0 43-28 44-31 5 16 20 31 46 31 43 0 67-54 67-64 0-4-4-4-5-4-4 0-5 1-6 5-13 44-42 55-56 55-16 0-23-13-23-28 0-9 2-19 7-37 5-19 10-38 14-57z"><text:p/></draw:path><draw:path draw:style-name="gr62" draw:text-style-name="P15" svg:width="0.107cm" svg:height="0.194cm" svg:x="2.105cm" svg:y="0.154cm" svg:viewBox="0 0 108 195" svg:d="M67 8c0-8-1-8-9-8-18 19-46 19-58 19 0 4 0 7 0 11 7 0 26 0 43-8 0 50 0 99 0 149 0 10 0 14-30 14-3 0-7 0-11 0 0 3 0 7 0 10 5 0 42-1 53-1 9 0 46 1 53 1 0-3 0-7 0-10-4 0-8 0-12 0-29 0-29-4-29-14 0-55 0-109 0-163z"><text:p/></draw:path></draw:g></draw:g></text:p>
      <text:p text:style-name="P1"/>
      <text:p text:style-name="P1"><text:span text:style-name="T4">B. Écart interquartile </text:span>: <text:span text:style-name="T5">Dispersion autour de la médiane</text:span></text:p>
      <text:p text:style-name="P1"/>
      <text:p text:style-name="P1"><draw:g text:anchor-type="as-char" svg:y="-0.293cm" draw:z-index="13" draw:style-name="gr1"><svg:title>TexMaths</svg:title><svg:desc>12§display§Q_3-Q_1§svg§600§FALSE§</svg:desc><draw:g draw:style-name="gr2"><draw:path draw:style-name="gr49" draw:text-style-name="P14" svg:width="1.465cm" svg:height="0.333cm" svg:x="0.002cm" svg:y="0.022cm" svg:viewBox="0 0 1466 334" svg:d="M0 0c489 0 977 0 1466 0 0 112 0 222 0 334-489 0-977 0-1466 0 0-112 0-222 0-334z"><text:p/></draw:path><draw:path draw:style-name="gr50" draw:text-style-name="P15" svg:width="0.291cm" svg:height="0.377cm" svg:x="0.001cm" svg:y="0cm" svg:viewBox="0 0 292 378" svg:d="M164 293c65-25 128-99 128-180 0-67-45-113-108-113-92 0-184 96-184 192 0 70 48 113 108 113 11 0 25-2 41-7-1 27-1 28-1 33 0 14 0 47 34 47 51 0 71-77 71-82 0-3-3-4-4-4-4 0-5 1-5 4-11 30-35 41-50 41-19 0-26-11-30-44zM84 290c-32-13-47-46-47-84 0-28 11-88 43-133 32-43 71-62 101-62 42 0 74 32 74 89 0 42-22 139-93 179-2-15-6-46-37-46-22 0-43 22-43 44 0 8 1 9 2 13zM110 295c-6 0-19 0-19-18 0-17 16-34 34-34s26 9 26 36c0 6-1 6-5 8-10 5-24 8-36 8z"><text:p/></draw:path><draw:path draw:style-name="gr51" draw:text-style-name="P15" svg:width="0.135cm" svg:height="0.199cm" svg:x="0.33cm" svg:y="0.165cm" svg:viewBox="0 0 136 200" svg:d="M65 97c23 0 39 16 39 47 0 38-21 47-38 47-12 0-38-2-50-20 13 0 16-10 16-16 0-10-7-17-15-17-9 0-17 5-17 17 0 29 30 45 66 45 41 0 70-26 70-56 0-23-20-45-52-53 31-10 42-32 42-50 0-24-26-41-59-41s-59 16-59 40c0 9 8 15 16 15 10 0 16-7 16-15 0-9-6-15-16-16 11-12 31-16 42-16 13 0 31 6 31 33 0 12-3 25-11 35-10 11-18 12-33 12-7 1-7 1-10 1-1 1-2 1-2 4 0 4 2 4 7 4 6 0 11 0 17 0z"><text:p/></draw:path><draw:path draw:style-name="gr52" draw:text-style-name="P15" svg:width="0.257cm" svg:height="0.016cm" svg:x="0.631cm" svg:y="0.182cm" svg:viewBox="0 0 258 17" svg:d="M243 17c7 0 15 0 15-9 0-8-8-8-15-8-76 0-152 0-227 0-8 0-16 0-16 8 0 9 8 9 16 9 75 0 151 0 227 0z"><text:p/></draw:path><draw:path draw:style-name="gr53" draw:text-style-name="P15" svg:width="0.291cm" svg:height="0.377cm" svg:x="1.037cm" svg:y="0cm" svg:viewBox="0 0 292 378" svg:d="M164 293c65-25 128-99 128-180 0-67-45-113-108-113-90 0-184 96-184 192 0 70 48 113 108 113 11 0 25-2 42-7-2 27-2 28-2 33 0 14 0 47 34 47 51 0 71-77 71-82 0-3-2-4-4-4-4 0-4 1-5 4-10 30-35 41-50 41-19 0-26-11-30-44zM85 290c-33-13-48-46-48-84 0-28 11-88 43-133 32-43 71-62 101-62 42 0 74 32 74 89 0 42-22 139-93 179-2-15-6-46-37-46-22 0-42 22-42 44 0 8 1 9 2 13zM110 295c-6 0-19 0-19-18 0-17 16-34 34-34 17 0 26 9 26 36 0 6-1 6-5 8-10 5-24 8-36 8z"><text:p/></draw:path><draw:path draw:style-name="gr54" draw:text-style-name="P15" svg:width="0.106cm" svg:height="0.194cm" svg:x="1.383cm" svg:y="0.165cm" svg:viewBox="0 0 107 195" svg:d="M66 8c0-8 0-8-8-8-20 18-46 18-58 18 0 4 0 7 0 11 6 0 26 0 42-9 0 50 0 100 0 151 0 11 0 14-29 14-3 0-8 0-12 0 0 4 0 6 0 10 6-1 42-1 53-1 10 0 47 0 53 1 0-4 0-6 0-10-4 0-7 0-11 0-30 0-30-3-30-14 0-54 0-108 0-163z"><text:p/></draw:path></draw:g></draw:g></text:p>
      <text:p text:style-name="P1"/>
      <text:p text:style-name="P5">C. Variance V et écart-type s</text:p>
      <text:p text:style-name="P5"/>
      <text:p text:style-name="P4"><draw:g text:anchor-type="as-char" svg:y="-0.631cm" draw:z-index="14" draw:style-name="gr1"><svg:title>TexMaths</svg:title><svg:desc>12§display§V = \frac{n_1 \times (x_1 - \bar{x})^2 + n_2 \times (x_2 - \bar{x})^2 + n_p \times (x_p - \bar{x})^2}{N}§svg§600§FALSE§</svg:desc><draw:g draw:style-name="gr2"><draw:path draw:style-name="gr9" draw:text-style-name="P14" svg:width="9.934cm" svg:height="0.878cm" svg:x="0cm" svg:y="0.021cm" svg:viewBox="0 0 9935 879" svg:d="M0 0c3312 0 6623 0 9935 0 0 293 0 587 0 879-3312 0-6623 0-9935 0 0-292 0-586 0-879z"><text:p/></draw:path><draw:path draw:style-name="gr10" draw:text-style-name="P15" svg:width="0.299cm" svg:height="0.296cm" svg:x="0.002cm" svg:y="0.346cm" svg:viewBox="0 0 300 297" svg:d="M241 48c21-32 39-34 54-35 5 0 4-5 5-7 0-4-2-6-5-6-11 0-24 1-35 1-14 0-28-1-42-1-2 0-8 0-8 8 0 5 5 5 7 5 11 1 19 5 19 15 0 6-3 10-6 15-43 69-86 137-129 205-10-74-19-147-29-222 0-7 10-13 29-13 6 0 11 0 11-8 0-4-4-5-6-5-17 0-35 1-52 1-8 0-16 0-24 0-7 0-16-1-23-1-2 0-7 0-7 8 0 5 4 5 10 5 24 0 24 4 26 15 11 86 22 174 32 260 2 8 4 9 9 9 7 0 8-2 12-7 50-80 102-162 152-242z"><text:p/></draw:path><draw:path draw:style-name="gr11" draw:text-style-name="P15" svg:width="0.28cm" svg:height="0.097cm" svg:x="0.458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12" draw:text-style-name="P15" svg:width="0.227cm" svg:height="0.19cm" svg:x="0.943cm" svg:y="0.161cm" svg:viewBox="0 0 228 191" svg:d="M25 162c-1 6-3 16-3 18 0 7 4 11 12 11 4 0 12-3 15-11 0-1 5-22 7-31 4-13 6-25 10-39 2-9 5-18 7-27 3-7 5-21 6-22 6-13 29-51 69-51 19 0 22 15 22 30 0 25-20 79-27 98-4 10-4 14-4 19 0 19 15 34 34 34 39 0 55-61 55-65s-4-4-5-4c-3 0-3 2-6 8-8 28-23 52-43 52-7 0-10-4-10-14 0-11 4-20 8-30 8-22 25-68 25-92 0-29-18-46-48-46-39 0-59 28-66 37-3-24-19-37-39-37-19 0-27 17-31 24-7 14-13 40-13 41 0 5 4 3 5 5 5 0 5 0 7-10 7-30 16-50 31-50 9 0 13 6 13 19 0 9-1 14-7 36-8 32-15 65-24 97z"><text:p/></draw:path><draw:path draw:style-name="gr13" draw:text-style-name="P15" svg:width="0.106cm" svg:height="0.195cm" svg:x="1.217cm" svg:y="0.215cm" svg:viewBox="0 0 107 196" svg:d="M66 8c0-8 0-8-8-8-20 19-46 19-58 19 0 4 0 7 0 11 6 0 26 0 42-8 0 50 0 99 0 150 0 9 0 13-29 13-3 0-8 0-12 0 0 3 0 7 0 11 6 0 42-2 53-2 10 0 47 2 53 2 0-4 0-8 0-11-4 0-7 0-11 0-30 0-30-4-30-13 0-54 0-110 0-164z"><text:p/></draw:path><draw:path draw:style-name="gr14" draw:text-style-name="P15" svg:width="0.203cm" svg:height="0.202cm" svg:x="1.529cm" svg:y="0.141cm" svg:viewBox="0 0 204 203" svg:d="M102 90c-28-28-56-56-84-84-5-5-6-6-10-6-3 0-8 4-8 8s1 4 6 9c28 29 56 56 84 85-28 28-56 56-84 84-5 5-6 6-6 8 0 5 5 9 8 9 4 0 5 0 10-5 28-28 56-56 84-84 29 29 59 58 88 86 0 2 3 3 6 3 4 0 8-4 8-9 0-1 0-2-1-3s-67-67-89-89c25-25 52-52 77-77 2-3 8-8 11-11 0-1 2-2 2-6s-4-8-8-8-5 2-10 6c-28 28-56 56-84 84z"><text:p/></draw:path><draw:path draw:style-name="gr15" draw:text-style-name="P15" svg:width="0.096cm" svg:height="0.42cm" svg:x="1.931cm" svg:y="0.033cm" svg:viewBox="0 0 97 421" svg:d="M97 417c0-1 0-2-7-9-53-53-66-132-66-197 0-73 16-146 68-199 5-5 5-6 5-7 0-4-1-5-3-5-5 0-42 29-68 83-21 45-26 92-26 128 0 33 5 84 28 131 25 53 61 79 66 79 2 0 3-1 3-4z"><text:p/></draw:path><draw:path draw:style-name="gr16" draw:text-style-name="P15" svg:width="0.209cm" svg:height="0.19cm" svg:x="2.065cm" svg:y="0.161cm" svg:viewBox="0 0 210 191" svg:d="M128 60c3-12 12-50 42-50 2 0 12 0 21 6-12 1-21 12-21 22 0 6 5 15 17 15 9 0 23-7 23-24 0-23-25-29-40-29-24 0-39 23-44 32-11-27-34-32-46-32-43 0-67 55-67 65 0 5 4 5 5 5 4 0 5-2 5-5 14-45 43-55 56-55 9 0 23 3 23 28 0 14-7 41-23 100-6 26-20 44-39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17" draw:text-style-name="P15" svg:width="0.107cm" svg:height="0.195cm" svg:x="2.325cm" svg:y="0.215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18" draw:text-style-name="P15" svg:width="0.257cm" svg:height="0.016cm" svg:x="2.611cm" svg:y="0.236cm" svg:viewBox="0 0 258 17" svg:d="M244 17c7 0 14 0 14-9 0-8-7-8-14-8-76 0-153 0-228 0-8 0-16 0-16 8 0 9 8 9 16 9 75 0 152 0 228 0z"><text:p/></draw:path><draw:path draw:style-name="gr19" draw:text-style-name="P15" svg:width="0.151cm" svg:height="0.012cm" svg:x="3.054cm" svg:y="0.1cm" svg:viewBox="0 0 152 13" svg:d="M0 0c50 0 102 0 152 0 0 5 0 8 0 13-50 0-102 0-152 0 0-5 0-8 0-13z"><text:p/></draw:path><draw:path draw:style-name="gr20" draw:text-style-name="P15" svg:width="0.209cm" svg:height="0.19cm" svg:x="3.01cm" svg:y="0.161cm" svg:viewBox="0 0 210 191" svg:d="M128 60c3-12 12-50 42-50 2 0 12 0 21 6-12 1-21 12-21 22 0 6 5 15 17 15 9 0 23-7 23-24 0-23-25-29-40-29-24 0-39 23-44 32-11-27-34-32-46-32-43 0-67 55-67 65 0 5 4 5 5 5 4 0 5-2 5-5 14-45 43-55 56-55 9 0 23 3 23 28 0 14-7 41-23 100-6 26-20 44-39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21" draw:text-style-name="P15" svg:width="0.097cm" svg:height="0.42cm" svg:x="3.262cm" svg:y="0.033cm" svg:viewBox="0 0 98 421" svg:d="M98 211c0-33-4-84-27-132-25-51-63-79-66-79s-5 2-5 5c0 1 0 2 8 9 42 42 66 108 66 197 0 72-15 146-68 199-6 5-6 6-6 7 0 3 2 4 5 4s42-28 67-82c22-46 26-93 26-128z"><text:p/></draw:path><draw:path draw:style-name="gr22" draw:text-style-name="P15" svg:width="0.129cm" svg:height="0.195cm" svg:x="3.422cm" svg:y="0cm" svg:viewBox="0 0 130 196" svg:d="M130 142c-4 0-6 0-10 0-1 7-4 24-8 27-2 1-24 1-29 1-18 0-36 0-54 0 31-27 41-34 59-49 21-17 42-36 42-63 0-36-32-58-69-58s-61 25-61 53c0 15 12 17 16 17 6 0 15-5 15-16 0-6-2-16-18-16 10-21 29-27 43-27 30 0 45 23 45 47 0 25-18 45-28 56-24 24-47 47-71 71-2 2-2 2-2 11 41 0 80 0 121 0 3-18 6-36 9-54z"><text:p/></draw:path><draw:path draw:style-name="gr23" draw:text-style-name="P15" svg:width="0.28cm" svg:height="0.28cm" svg:x="3.709cm" svg:y="0.103cm" svg:viewBox="0 0 281 281" svg:d="M149 149c39 0 79 0 119 0 4 0 13 0 13-9 0-8-9-8-13-8-40 0-80 0-119 0 0-40 0-78 0-118 0-6 0-14-9-14-8 0-8 8-8 14 0 40 0 78 0 118-40 0-78 0-118 0-6 0-14 0-14 8 0 9 8 9 14 9 40 0 78 0 118 0 0 39 0 78 0 117 0 6 0 15 8 15 9 0 9-9 9-15 0-39 0-78 0-117z"><text:p/></draw:path><draw:path draw:style-name="gr24" draw:text-style-name="P15" svg:width="0.228cm" svg:height="0.19cm" svg:x="4.119cm" svg:y="0.161cm" svg:viewBox="0 0 229 191" svg:d="M25 162c-1 6-3 16-3 18 0 7 6 11 12 11 4 0 13-3 15-11 0-1 6-22 9-31 3-13 6-25 9-39 3-9 5-18 7-27 2-7 5-21 5-22 6-13 29-51 69-51 19 0 22 15 22 30 0 25-20 79-27 98-4 10-4 14-4 19 0 19 15 34 35 34 40 0 55-61 55-65s-3-4-5-4c-4 0-4 2-7 8-8 28-21 52-43 52-6 0-10-4-10-14 0-11 4-20 8-30 8-22 26-68 26-92 0-29-18-46-49-46-37 0-58 28-65 37-2-24-20-37-40-37-19 0-27 17-31 24-7 14-13 40-13 41 0 5 5 5 6 5 4 0 4 0 7-10 7-30 16-50 30-50 9 0 13 6 13 19 0 9-1 14-7 36-8 32-15 65-24 97z"><text:p/></draw:path><draw:path draw:style-name="gr25" draw:text-style-name="P15" svg:width="0.129cm" svg:height="0.195cm" svg:x="4.379cm" svg:y="0.215cm" svg:viewBox="0 0 130 196" svg:d="M130 143c-4 0-6 0-10 0-1 6-4 23-7 26-3 1-25 1-30 1-18 0-36 0-54 0 31-26 41-34 59-49 21-17 42-36 42-63 0-36-32-58-69-58s-61 25-61 53c0 15 12 17 16 17 7 0 15-5 15-16 0-6-2-16-18-16 10-21 30-27 43-27 30 0 45 23 45 47 0 25-18 45-28 56-24 24-47 47-71 71-2 2-2 2-2 11 41 0 80 0 121 0 3-18 6-35 9-53z"><text:p/></draw:path><draw:path draw:style-name="gr26" draw:text-style-name="P15" svg:width="0.203cm" svg:height="0.202cm" svg:x="4.705cm" svg:y="0.141cm" svg:viewBox="0 0 204 203" svg:d="M103 90c-29-28-56-56-85-84-5-5-6-6-8-6-5 0-10 4-10 8s1 4 6 9c28 29 56 56 84 85-28 28-56 56-84 84-5 5-6 6-6 8 0 5 5 9 10 9 2 0 3 0 8-5 28-28 56-56 84-84 29 29 59 58 88 86 1 2 3 3 6 3 4 0 8-4 8-9 0-1 0-2-1-3 0-1-67-67-89-89 26-25 52-52 78-77 1-3 8-8 10-11 1-1 2-2 2-6s-4-8-8-8-5 2-10 6c-28 28-55 56-83 84z"><text:p/></draw:path><draw:path draw:style-name="gr27" draw:text-style-name="P15" svg:width="0.097cm" svg:height="0.42cm" svg:x="5.106cm" svg:y="0.033cm" svg:viewBox="0 0 98 421" svg:d="M98 417c0-1 0-2-7-9-53-53-67-132-67-197 0-73 17-146 68-199 6-5 6-6 6-7 0-4-2-5-4-5-4 0-42 29-68 83-21 45-26 92-26 128 0 33 5 84 28 131 25 53 62 79 66 79 2 0 4-1 4-4z"><text:p/></draw:path><draw:path draw:style-name="gr28" draw:text-style-name="P15" svg:width="0.209cm" svg:height="0.19cm" svg:x="5.241cm" svg:y="0.161cm" svg:viewBox="0 0 210 191" svg:d="M128 60c3-12 12-50 42-50 3 0 12 0 22 6-12 1-20 12-20 22 0 6 4 15 15 15 10 0 23-7 23-24 0-23-25-29-40-29-24 0-38 23-43 32-11-27-33-32-45-32-45 0-69 55-69 65 0 5 4 3 5 5 4 0 5-2 6-5 14-45 42-55 56-55 9 0 23 3 23 28 0 14-7 41-23 100-7 26-21 44-40 44-3 0-12 0-21-6 11-2 19-10 19-22 0-11-8-15-15-15-12 0-23 11-23 24 0 19 22 28 40 28 27 0 43-29 44-31 5 15 20 31 46 31 43 0 67-54 67-65 0-4-4-4-5-4-4 0-5 2-6 5-13 45-42 55-55 55-17 0-24-13-24-27 0-10 2-19 7-37 5-20 10-39 14-58z"><text:p/></draw:path><draw:path draw:style-name="gr29" draw:text-style-name="P15" svg:width="0.13cm" svg:height="0.195cm" svg:x="5.488cm" svg:y="0.215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30" draw:text-style-name="P15" svg:width="0.256cm" svg:height="0.016cm" svg:x="5.788cm" svg:y="0.236cm" svg:viewBox="0 0 257 17" svg:d="M242 17c8 0 15 0 15-9 0-8-7-8-15-8-75 0-152 0-228 0-7 0-14 0-14 8 0 9 7 9 14 9 76 0 153 0 228 0z"><text:p/></draw:path><draw:path draw:style-name="gr31" draw:text-style-name="P15" svg:width="0.151cm" svg:height="0.012cm" svg:x="6.23cm" svg:y="0.1cm" svg:viewBox="0 0 152 13" svg:d="M0 0c50 0 102 0 152 0 0 5 0 8 0 13-50 0-102 0-152 0 0-5 0-8 0-13z"><text:p/></draw:path><draw:path draw:style-name="gr32" draw:text-style-name="P15" svg:width="0.209cm" svg:height="0.19cm" svg:x="6.186cm" svg:y="0.161cm" svg:viewBox="0 0 210 191" svg:d="M128 60c3-12 12-50 42-50 3 0 12 0 22 6-12 1-20 12-20 22 0 6 4 15 15 15 10 0 23-7 23-24 0-23-25-29-40-29-24 0-38 23-43 32-11-27-33-32-45-32-45 0-69 55-69 65 0 5 4 3 5 5 4 0 5-2 6-5 14-45 42-55 56-55 9 0 23 3 23 28 0 14-7 41-23 100-7 26-21 44-40 44-3 0-12 0-21-6 11-2 19-10 19-22 0-11-8-15-15-15-12 0-23 11-23 24 0 19 22 28 40 28 27 0 43-29 44-31 5 15 20 31 46 31 43 0 67-54 67-65 0-4-4-4-5-4-4 0-5 2-6 5-13 45-42 55-55 55-17 0-24-13-24-27 0-10 2-19 7-37 5-20 10-39 14-58z"><text:p/></draw:path><draw:path draw:style-name="gr33" draw:text-style-name="P15" svg:width="0.096cm" svg:height="0.42cm" svg:x="6.439cm" svg:y="0.033cm" svg:viewBox="0 0 97 421" svg:d="M97 211c0-33-5-84-27-132-26-51-62-79-66-79-3 0-4 2-4 5 0 1 0 2 7 9 42 42 66 108 66 197 0 72-15 146-68 199-5 5-5 6-5 7 0 3 1 4 4 4 4 0 42-28 67-82 21-46 26-93 26-128z"><text:p/></draw:path><draw:path draw:style-name="gr34" draw:text-style-name="P15" svg:width="0.13cm" svg:height="0.195cm" svg:x="6.598cm" svg:y="0cm" svg:viewBox="0 0 131 196" svg:d="M131 142c-4 0-7 0-11 0 0 7-4 24-7 27-3 1-25 1-29 1-18 0-37 0-55 0 31-27 42-34 59-49 22-17 43-36 43-63 0-36-31-58-70-58-36 0-61 25-61 53 0 15 12 17 16 17 7 0 15-5 15-16 0-6-2-16-18-16 10-21 30-27 43-27 30 0 46 23 46 47 0 25-18 45-28 56-24 24-48 47-72 71-2 2-2 2-2 11 41 0 80 0 121 0 4-18 6-36 10-54z"><text:p/></draw:path><draw:path draw:style-name="gr35" draw:text-style-name="P15" svg:width="0.28cm" svg:height="0.28cm" svg:x="6.886cm" svg:y="0.103cm" svg:viewBox="0 0 281 281" svg:d="M149 149c39 0 78 0 117 0 6 0 15 0 15-9 0-8-9-8-15-8-39 0-78 0-117 0 0-40 0-78 0-118 0-6 0-14-9-14-8 0-8 8-8 14 0 40 0 78 0 118-40 0-79 0-119 0-6 0-13 0-13 8 0 9 7 9 13 9 40 0 79 0 119 0 0 39 0 78 0 117 0 6 0 15 8 15 9 0 9-9 9-15 0-39 0-78 0-117z"><text:p/></draw:path><draw:path draw:style-name="gr36" draw:text-style-name="P15" svg:width="0.227cm" svg:height="0.19cm" svg:x="7.296cm" svg:y="0.161cm" svg:viewBox="0 0 228 191" svg:d="M24 162c-1 6-4 16-4 18 0 7 6 11 14 11 4 0 12-3 15-11 0-1 5-22 7-31 4-13 6-25 10-39 2-9 5-18 7-27 1-7 5-21 5-22 7-13 29-51 70-51 19 0 22 15 22 30 0 25-21 79-27 98-4 10-5 14-5 19 0 19 16 34 35 34 39 0 55-61 55-65s-4-4-5-4c-5 0-5 2-6 8-8 28-23 52-43 52-7 0-11-4-11-14 0-11 5-20 9-30 7-22 25-68 25-92 0-29-18-46-48-46-39 0-59 28-66 37-3-24-18-37-39-37-19 0-27 17-32 24-6 14-12 40-12 41 0 5 4 5 5 5 3 0 5 0 7-10 7-30 16-50 31-50 9 0 12 6 12 19 0 9-1 14-6 36-8 32-17 65-25 97z"><text:p/></draw:path><draw:path draw:style-name="gr37" draw:text-style-name="P15" svg:width="0.163cm" svg:height="0.186cm" svg:x="7.536cm" svg:y="0.281cm" svg:viewBox="0 0 164 187" svg:d="M23 166c-3 8-3 10-15 10-3 0-8 0-8 6 0 4 2 5 5 5 7 0 17-1 25-1 10 0 22 1 31 1 3 0 6-1 6-6s-5-5-8-5c-6 0-15 0-15-3 0-1 3-9 4-13 4-16 7-32 11-45 3 6 13 18 30 18 36 0 75-39 75-84 0-35-22-49-43-49-19 0-35 12-42 20-6-16-21-20-31-20-11 0-18 7-23 16-6 9-11 27-11 28 0 5 4 5 5 5 5 0 5-1 7-9 4-17 10-32 22-32 7 0 10 6 10 15 0 3-2 7-2 8-10 45-22 90-33 135zM78 35c18-23 32-27 42-27 11 0 22 9 22 29 0 12-8 42-16 59-7 14-22 29-37 29-21 0-27-23-27-27 0-1 2-2 2-3 4-21 9-40 14-60z"><text:p/></draw:path><draw:path draw:style-name="gr38" draw:text-style-name="P15" svg:width="0.202cm" svg:height="0.202cm" svg:x="7.888cm" svg:y="0.141cm" svg:viewBox="0 0 203 203" svg:d="M102 90c-29-28-56-56-85-84-5-5-5-6-9-6s-8 4-8 8 0 4 5 9c29 29 56 56 85 85-29 28-56 56-85 84-5 5-5 6-5 8 0 5 4 9 8 9s4 0 9-5c27-28 56-56 84-84 29 29 59 58 87 86 2 2 4 3 6 3 6 0 9-4 9-9 0-1 0-2-1-3 0-1-68-67-88-89 25-25 52-52 77-77 2-3 8-8 11-11 0-1 1-2 1-6s-3-8-9-8c-2 0-4 2-9 6-28 28-55 56-83 84z"><text:p/></draw:path><draw:path draw:style-name="gr39" draw:text-style-name="P15" svg:width="0.097cm" svg:height="0.42cm" svg:x="8.288cm" svg:y="0.033cm" svg:viewBox="0 0 98 421" svg:d="M98 417c0-1 0-2-7-9-53-53-66-132-66-197 0-73 16-146 67-199 6-5 6-6 6-7 0-4-2-5-4-5-4 0-42 29-68 83-21 45-26 92-26 128 0 33 5 84 28 131 25 53 62 79 66 79 2 0 4-1 4-4z"><text:p/></draw:path><draw:path draw:style-name="gr40" draw:text-style-name="P15" svg:width="0.209cm" svg:height="0.19cm" svg:x="8.423cm" svg:y="0.161cm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3 0-22-6 11-2 21-10 21-22 0-11-10-15-16-15-13 0-24 11-24 24 0 19 22 28 40 28 27 0 43-29 44-31 5 15 20 31 46 31 43 0 67-54 67-65 0-4-4-4-5-4-4 0-5 2-5 5-14 45-43 55-56 55-17 0-23-13-23-27 0-10 2-19 7-37 5-20 9-39 13-58z"><text:p/></draw:path><draw:path draw:style-name="gr41" draw:text-style-name="P15" svg:width="0.163cm" svg:height="0.186cm" svg:x="8.652cm" svg:y="0.281cm" svg:viewBox="0 0 164 187" svg:d="M22 166c-2 8-3 10-15 10-3 0-7 0-7 6 0 4 2 5 4 5 8 0 18-1 25-1 11 0 21 1 31 1 2 0 6-1 6-6s-4-5-7-5c-7 0-15 0-15-3 0-1 2-9 3-13 3-16 8-32 11-45 3 6 13 18 31 18 36 0 75-39 75-84 0-35-24-49-44-49-18 0-34 12-42 20-5-16-22-20-30-20-12 0-19 7-24 16-6 9-11 27-11 28 0 5 5 5 6 5 4 0 4-1 6-9 5-17 10-32 22-32 7 0 9 6 9 15 0 3 0 7-1 8-11 45-23 90-33 135zM78 35c17-23 31-27 41-27 12 0 21 9 21 29 0 12-6 42-15 59-7 14-22 29-36 29-22 0-27-23-27-27 0-1 0-2 2-3 4-21 9-40 14-60z"><text:p/></draw:path><draw:path draw:style-name="gr42" draw:text-style-name="P15" svg:width="0.256cm" svg:height="0.016cm" svg:x="8.976cm" svg:y="0.236cm" svg:viewBox="0 0 257 17" svg:d="M242 17c8 0 15 0 15-9 0-8-7-8-15-8-75 0-152 0-228 0-7 0-14 0-14 8 0 9 7 9 14 9 76 0 153 0 228 0z"><text:p/></draw:path><draw:path draw:style-name="gr43" draw:text-style-name="P15" svg:width="0.151cm" svg:height="0.012cm" svg:x="9.417cm" svg:y="0.1cm" svg:viewBox="0 0 152 13" svg:d="M0 0c50 0 102 0 152 0 0 5 0 8 0 13-50 0-102 0-152 0 0-5 0-8 0-13z"><text:p/></draw:path><draw:path draw:style-name="gr44" draw:text-style-name="P15" svg:width="0.209cm" svg:height="0.19cm" svg:x="9.374cm" svg:y="0.161cm" svg:viewBox="0 0 210 191" svg:d="M128 60c3-12 12-50 42-50 3 0 12 0 22 6-12 1-20 12-20 22 0 6 4 15 15 15 10 0 23-7 23-24 0-23-25-29-40-29-24 0-38 23-44 32-10-27-32-32-44-32-45 0-69 55-69 65 0 5 4 5 5 5 4 0 5-2 6-5 14-45 42-55 56-55 8 0 23 3 23 28 0 14-7 41-23 100-7 26-21 44-40 44-3 0-12 0-21-6 11-2 19-10 19-22 0-11-8-15-15-15-12 0-23 11-23 24 0 19 22 28 40 28 27 0 43-29 44-31 5 15 20 31 46 31 43 0 67-54 67-65 0-4-4-4-5-4-4 0-5 2-6 5-13 45-42 55-55 55-17 0-24-13-24-27 0-10 2-19 7-37 5-20 10-39 14-58z"><text:p/></draw:path><draw:path draw:style-name="gr45" draw:text-style-name="P15" svg:width="0.096cm" svg:height="0.42cm" svg:x="9.627cm" svg:y="0.033cm" svg:viewBox="0 0 97 421" svg:d="M97 211c0-33-5-84-27-132-26-51-62-79-66-79-3 0-4 2-4 5 0 1 0 2 7 9 42 42 66 108 66 197 0 72-15 146-68 199-5 5-5 6-5 7 0 3 1 4 4 4 4 0 42-28 67-82 21-46 26-93 26-128z"><text:p/></draw:path><draw:path draw:style-name="gr46" draw:text-style-name="P15" svg:width="0.13cm" svg:height="0.195cm" svg:x="9.786cm" svg:y="0cm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47" draw:text-style-name="P15" svg:width="9.024cm" svg:height="0.016cm" svg:x="0.931cm" svg:y="0.52cm" svg:viewBox="0 0 9025 17" svg:d="M0 0c3008 0 6017 0 9025 0 0 6 0 11 0 17-3008 0-6017 0-9025 0 0-6 0-11 0-17z"><text:p/></draw:path><draw:path draw:style-name="gr48" draw:text-style-name="P15" svg:width="0.354cm" svg:height="0.287cm" svg:x="5.267cm" svg:y="0.634cm" svg:viewBox="0 0 355 288" svg:d="M302 44c5-16 12-30 46-31 2 0 7 0 7-8-1-1 0-5-5-5-14 0-28 1-43 1-14 0-29-1-43-1-2 0-7 0-7 8 0 5 3 5 7 5 24 0 29 10 29 19 0 2-1 8-1 9-16 62-32 125-47 187-31-73-63-146-94-220-3-7-3-8-13-8-19 0-37 0-56 0-9 0-12 0-12 8 0 5 3 5 10 5 3 0 29 0 29 4-19 75-37 151-56 227-4 16-11 29-46 31-2 0-7 0-7 8 0 4 2 5 6 5 13 0 28-1 42-1s30 1 43 1c3 0 9 0 9-9 0-4-5-4-10-4-24-2-28-10-28-18 0-4 2-6 3-10 18-74 37-149 55-223 1 2 1 4 4 8 34 83 70 165 105 247 3 8 4 9 7 9 5 0 5-1 8-9 19-77 39-157 58-235z"><text:p/></draw:path></draw:g></draw:g></text:p>
      <text:p text:style-name="P4"><draw:g text:anchor-type="as-char" svg:y="-0.393cm" draw:z-index="15" draw:style-name="gr1"><svg:title>TexMaths</svg:title><svg:desc>12§display§s = \sqrt{V}§svg§600§FALSE§</svg:desc><draw:g draw:style-name="gr2"><draw:path draw:style-name="gr3" draw:text-style-name="P14" svg:width="1.405cm" svg:height="0.375cm" svg:x="0.001cm" svg:y="0.021cm" svg:viewBox="0 0 1406 376" svg:d="M0 0c468 0 937 0 1406 0 0 125 0 251 0 376-469 0-938 0-1406 0 0-125 0-251 0-376z"><text:p/></draw:path><draw:path draw:style-name="gr4" draw:text-style-name="P15" svg:width="0.154cm" svg:height="0.189cm" svg:x="0.001cm" svg:y="0.208cm" svg:viewBox="0 0 155 190" svg:d="M143 29c-12 0-21 9-21 18 0 6 4 12 14 12 8 0 19-7 19-23 0-19-18-36-49-36-57 0-72 42-72 61 0 33 31 39 44 41 22 5 43 10 43 33 0 10-9 47-60 47-6 0-38 0-48-23 16 2 27-11 27-23 0-10-8-15-16-15-11 0-24 10-24 28 0 24 24 41 60 41 68 0 85-51 85-70 0-14-8-25-13-30-11-12-24-14-42-18-16-3-32-6-32-25 0-12 10-39 48-39 9 0 31 4 37 21z"><text:p/></draw:path><draw:path draw:style-name="gr5" draw:text-style-name="P15" svg:width="0.279cm" svg:height="0.098cm" svg:x="0.318cm" svg:y="0.238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15" svg:width="0.328cm" svg:height="0.419cm" svg:x="0.768cm" svg:y="0cm" svg:viewBox="0 0 329 420" svg:d="M133 375c-25-54-49-108-74-163-3-5-5-5-6-5-3 0-3 0-7 2-14 10-27 21-40 30-6 4-6 5-6 6 0 3 1 5 5 5 2 0 9-6 14-10 3-1 9-6 13-9 28 61 56 121 83 181 4 8 5 8 9 8 7 0 8-3 10-9 64-131 128-263 192-394 3-6 3-7 3-9 0-4-4-8-9-8-3 0-6 2-9 8-60 123-119 244-178 367z"><text:p/></draw:path><draw:path draw:style-name="gr7" draw:text-style-name="P15" svg:width="0.339cm" svg:height="0.016cm" svg:x="1.088cm" svg:y="0cm" svg:viewBox="0 0 340 17" svg:d="M0 0c113 0 227 0 340 0 0 6 0 11 0 17-113 0-227 0-340 0 0-6 0-11 0-17z"><text:p/></draw:path><draw:path draw:style-name="gr8" draw:text-style-name="P15" svg:width="0.299cm" svg:height="0.295cm" svg:x="1.112cm" svg:y="0.106cm" svg:viewBox="0 0 300 296" svg:d="M241 48c21-32 39-34 54-35 5 0 3-5 5-7 0-4-2-6-5-6-12 0-24 1-35 1-14 0-28-1-42-1-2 0-8 0-8 8 0 5 5 5 7 5 11 1 19 5 19 15 0 6-3 10-6 15-43 69-86 137-129 205-10-74-19-148-29-222 0-7 10-13 29-13 6 0 11 0 11-8 0-4-4-5-6-5-17 0-35 1-52 1-8 0-17 0-24 0-8 0-16-1-22-1-3 0-8 0-8 8 0 5 4 5 11 5 23 0 24 4 25 15 11 86 22 173 32 258 2 8 4 10 9 10 7 0 8-3 12-8 50-79 102-159 152-240z"><text:p/></draw:path></draw:g></draw:g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>
          <style:column style:rel-width="4819*" fo:start-indent="0cm" fo:end-indent="0.4cm"/>
          <style:column style:rel-width="4819*" fo:start-indent="0.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henry Saux</meta:initial-creator>
    <meta:creation-date>2022-03-24T15:41:12.093000000</meta:creation-date>
    <dc:date>2022-03-24T15:45:34.769000000</dc:date>
    <dc:creator>Paulhenry Saux</dc:creator>
    <meta:editing-duration>PT4M23S</meta:editing-duration>
    <meta:editing-cycles>3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9" meta:word-count="130" meta:character-count="666" meta:non-whitespace-character-count="547"/>
  </office:meta>
</office:document-meta>
</file>